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b2b2b2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19" style:family="table-cell" style:parent-style-name="Default" style:data-style-name="N11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USE" table:style-name="ta1">
        <table:shapes>
          <draw:frame draw:z-index="0" draw:style-name="gr1" draw:text-style-name="P1" svg:width="15.999cm" svg:height="8.999cm" svg:x="18.135cm" svg:y="0.498cm">
            <draw:object draw:notify-on-update-of-ranges="CAUSE.A2:CAUSE.A21 CAUSE.B1:CAUSE.B1 CAUSE.B2:CAUSE.B21 CAUSE.C1:CAUSE.C1 CAUSE.C2:CAUSE.C21 CAUSE.D1:CAUSE.D1 CAUSE.D2:CAUSE.D21 CAUSE.E1:CAUSE.E1 CAUSE.E2:CAUSE.E21 CAUSE.F1:CAUSE.F1 CAUSE.F2:CAUSE.F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138cm" svg:y="10.885cm">
            <draw:object draw:notify-on-update-of-ranges="CAUSE.A25:CAUSE.A44 CAUSE.B24:CAUSE.B24 CAUSE.B25:CAUSE.B44 CAUSE.C24:CAUSE.C24 CAUSE.C25:CAUSE.C44 CAUSE.D24:CAUSE.D24 CAUSE.D25:CAUSE.D44 CAUSE.E24:CAUSE.E24 CAUSE.E25:CAUSE.E44 CAUSE.F24:CAUSE.F24 CAUSE.F25:CAUSE.F44 CAUSE.G24:CAUSE.G24 CAUSE.G25:CAUSE.G44 CAUSE.H24:CAUSE.H24 CAUSE.H25:CAUSE.H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138cm" svg:y="21.723cm">
            <draw:object draw:notify-on-update-of-ranges="CAUSE.A49:CAUSE.A68 CAUSE.B48:CAUSE.B48 CAUSE.B49:CAUSE.B68 CAUSE.C48:CAUSE.C48 CAUSE.C49:CAUSE.C68 CAUSE.D48:CAUSE.D48 CAUSE.D49:CAUSE.D68 CAUSE.E48:CAUSE.E48 CAUSE.E49:CAUSE.E68 CAUSE.F48:CAUSE.F48 CAUSE.F49:CAUSE.F68 CAUSE.G48:CAUSE.G48 CAUSE.G49:CAUSE.G68 CAUSE.H48:CAUSE.H48 CAUSE.H49:CAUSE.H6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COUNT</text:p>
          </table:table-cell>
          <table:table-cell table:style-name="ce4" office:value-type="string" calcext:value-type="string">
            <text:p>NEGATION</text:p>
          </table:table-cell>
          <table:table-cell table:style-name="ce1" office:value-type="string" calcext:value-type="string">
            <text:p>CAUSE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1" table:number-columns-repeated="54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68" calcext:value-type="float">
            <text:p>57,368</text:p>
          </table:table-cell>
          <table:table-cell office:value-type="percentage" office:value="0.069" calcext:value-type="percentage">
            <text:p>6.90%</text:p>
          </table:table-cell>
          <table:table-cell table:style-name="ce5" office:value-type="percentage" office:value="0.2169" calcext:value-type="percentage">
            <text:p>21.69%</text:p>
          </table:table-cell>
          <table:table-cell table:style-name="ce5" office:value-type="percentage" office:value="0.0379" calcext:value-type="percentage">
            <text:p>3.79%</text:p>
          </table:table-cell>
          <table:table-cell table:style-name="ce5" office:value-type="percentage" office:value="0.0817" calcext:value-type="percentage">
            <text:p>8.17%</text:p>
          </table:table-cell>
          <table:table-cell table:number-columns-repeated="1018"/>
        </table:table-row>
        <table:table-row table:style-name="ro1">
          <table:table-cell table:formula="of:=1+[.A2]" office:value-type="float" office:value="2" calcext:value-type="float">
            <text:p>2</text:p>
          </table:table-cell>
          <table:table-cell office:value-type="float" office:value="38169" calcext:value-type="float">
            <text:p>38,169</text:p>
          </table:table-cell>
          <table:table-cell office:value-type="percentage" office:value="0.057" calcext:value-type="percentage">
            <text:p>5.70%</text:p>
          </table:table-cell>
          <table:table-cell table:style-name="ce5" office:value-type="percentage" office:value="0.1853" calcext:value-type="percentage">
            <text:p>18.53%</text:p>
          </table:table-cell>
          <table:table-cell table:style-name="ce5" office:value-type="percentage" office:value="0.0329" calcext:value-type="percentage">
            <text:p>3.29%</text:p>
          </table:table-cell>
          <table:table-cell table:style-name="ce5" office:value-type="percentage" office:value="0.0956" calcext:value-type="percentage">
            <text:p>9.56%</text:p>
          </table:table-cell>
          <table:table-cell table:number-columns-repeated="1018"/>
        </table:table-row>
        <table:table-row table:style-name="ro1">
          <table:table-cell table:formula="of:=1+[.A3]" office:value-type="float" office:value="3" calcext:value-type="float">
            <text:p>3</text:p>
          </table:table-cell>
          <table:table-cell office:value-type="float" office:value="31303" calcext:value-type="float">
            <text:p>31,303</text:p>
          </table:table-cell>
          <table:table-cell office:value-type="percentage" office:value="0.0507" calcext:value-type="percentage">
            <text:p>5.07%</text:p>
          </table:table-cell>
          <table:table-cell table:style-name="ce5" office:value-type="percentage" office:value="0.1714" calcext:value-type="percentage">
            <text:p>17.14%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5" office:value-type="percentage" office:value="0.1021" calcext:value-type="percentage">
            <text:p>10.21%</text:p>
          </table:table-cell>
          <table:table-cell table:number-columns-repeated="1018"/>
        </table:table-row>
        <table:table-row table:style-name="ro1">
          <table:table-cell table:formula="of:=1+[.A4]" office:value-type="float" office:value="4" calcext:value-type="float">
            <text:p>4</text:p>
          </table:table-cell>
          <table:table-cell office:value-type="float" office:value="27805" calcext:value-type="float">
            <text:p>27,805</text:p>
          </table:table-cell>
          <table:table-cell office:value-type="percentage" office:value="0.047" calcext:value-type="percentage">
            <text:p>4.70%</text:p>
          </table:table-cell>
          <table:table-cell table:style-name="ce5" office:value-type="percentage" office:value="0.1655" calcext:value-type="percentage">
            <text:p>16.55%</text:p>
          </table:table-cell>
          <table:table-cell table:style-name="ce5" office:value-type="percentage" office:value="0.0286" calcext:value-type="percentage">
            <text:p>2.86%</text:p>
          </table:table-cell>
          <table:table-cell table:style-name="ce5" office:value-type="percentage" office:value="0.1067" calcext:value-type="percentage">
            <text:p>10.67%</text:p>
          </table:table-cell>
          <table:table-cell table:number-columns-repeated="1018"/>
        </table:table-row>
        <table:table-row table:style-name="ro1">
          <table:table-cell table:formula="of:=1+[.A5]" office:value-type="float" office:value="5" calcext:value-type="float">
            <text:p>5</text:p>
          </table:table-cell>
          <table:table-cell office:value-type="float" office:value="25537" calcext:value-type="float">
            <text:p>25,537</text:p>
          </table:table-cell>
          <table:table-cell office:value-type="percentage" office:value="0.0444" calcext:value-type="percentage">
            <text:p>4.44%</text:p>
          </table:table-cell>
          <table:table-cell table:style-name="ce5" office:value-type="percentage" office:value="0.1597" calcext:value-type="percentage">
            <text:p>15.97%</text:p>
          </table:table-cell>
          <table:table-cell table:style-name="ce5" office:value-type="percentage" office:value="0.0276" calcext:value-type="percentage">
            <text:p>2.76%</text:p>
          </table:table-cell>
          <table:table-cell table:style-name="ce5" office:value-type="percentage" office:value="0.1103" calcext:value-type="percentage">
            <text:p>11.03%</text:p>
          </table:table-cell>
          <table:table-cell table:number-columns-repeated="1018"/>
        </table:table-row>
        <table:table-row table:style-name="ro1">
          <table:table-cell table:formula="of:=1+[.A6]" office:value-type="float" office:value="6" calcext:value-type="float">
            <text:p>6</text:p>
          </table:table-cell>
          <table:table-cell table:number-columns-repeated="2"/>
          <table:table-cell table:style-name="ce5" table:number-columns-repeated="5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30506" calcext:value-type="float">
            <text:p>30506</text:p>
          </table:table-cell>
          <table:table-cell table:style-name="Default" office:value-type="float" office:value="0.0508424572215302" calcext:value-type="float">
            <text:p>0.05084245722153</text:p>
          </table:table-cell>
          <table:table-cell office:value-type="float" office:value="0.165639546318757" calcext:value-type="float">
            <text:p>0.165639546318757</text:p>
          </table:table-cell>
          <table:table-cell office:value-type="float" office:value="0.0314364387333639" calcext:value-type="float">
            <text:p>0.031436438733364</text:p>
          </table:table-cell>
          <table:table-cell office:value-type="float" office:value="0.108437684389956" calcext:value-type="float">
            <text:p>0.108437684389956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57" calcext:value-type="float">
            <text:p>29,057</text:p>
          </table:table-cell>
          <table:table-cell office:value-type="percentage" office:value="0.049179199504422" calcext:value-type="percentage">
            <text:p>4.92%</text:p>
          </table:table-cell>
          <table:table-cell table:style-name="ce5" office:value-type="percentage" office:value="0.162955570086382" calcext:value-type="percentage">
            <text:p>16.30%</text:p>
          </table:table-cell>
          <table:table-cell table:style-name="ce5" office:value-type="percentage" office:value="0.030285301304333" calcext:value-type="percentage">
            <text:p>3.03%</text:p>
          </table:table-cell>
          <table:table-cell table:style-name="ce5" office:value-type="percentage" office:value="0.110403689300341" calcext:value-type="percentage">
            <text:p>11.04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001" calcext:value-type="float">
            <text:p>28,001</text:p>
          </table:table-cell>
          <table:table-cell office:value-type="percentage" office:value="0.048319702867755" calcext:value-type="percentage">
            <text:p>4.83%</text:p>
          </table:table-cell>
          <table:table-cell table:style-name="ce5" office:value-type="percentage" office:value="0.160815685154102" calcext:value-type="percentage">
            <text:p>16.08%</text:p>
          </table:table-cell>
          <table:table-cell table:style-name="ce5" office:value-type="percentage" office:value="0.029213242384201" calcext:value-type="percentage">
            <text:p>2.92%</text:p>
          </table:table-cell>
          <table:table-cell table:style-name="ce5" office:value-type="percentage" office:value="0.111281739937859" calcext:value-type="percentage">
            <text:p>11.13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110" calcext:value-type="float">
            <text:p>27,110</text:p>
          </table:table-cell>
          <table:table-cell office:value-type="percentage" office:value="0.047030616008853" calcext:value-type="percentage">
            <text:p>4.70%</text:p>
          </table:table-cell>
          <table:table-cell table:style-name="ce5" office:value-type="percentage" office:value="0.159498340095906" calcext:value-type="percentage">
            <text:p>15.95%</text:p>
          </table:table-cell>
          <table:table-cell table:style-name="ce5" office:value-type="percentage" office:value="0.028697897454814" calcext:value-type="percentage">
            <text:p>2.87%</text:p>
          </table:table-cell>
          <table:table-cell table:style-name="ce5" office:value-type="percentage" office:value="0.112836591663593" calcext:value-type="percentage">
            <text:p>11.28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310" calcext:value-type="float">
            <text:p>26,310</text:p>
          </table:table-cell>
          <table:table-cell office:value-type="percentage" office:value="0.046294184720639" calcext:value-type="percentage">
            <text:p>4.63%</text:p>
          </table:table-cell>
          <table:table-cell table:style-name="ce5" office:value-type="percentage" office:value="0.157924743443558" calcext:value-type="percentage">
            <text:p>15.79%</text:p>
          </table:table-cell>
          <table:table-cell table:style-name="ce5" office:value-type="percentage" office:value="0.028126187761308" calcext:value-type="percentage">
            <text:p>2.81%</text:p>
          </table:table-cell>
          <table:table-cell table:style-name="ce5" office:value-type="percentage" office:value="0.114063093880654" calcext:value-type="percentage">
            <text:p>11.41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463" calcext:value-type="float">
            <text:p>25,463</text:p>
          </table:table-cell>
          <table:table-cell office:value-type="percentage" office:value="0.045399206692063" calcext:value-type="percentage">
            <text:p>4.54%</text:p>
          </table:table-cell>
          <table:table-cell table:style-name="ce5" office:value-type="percentage" office:value="0.156933589914778" calcext:value-type="percentage">
            <text:p>15.69%</text:p>
          </table:table-cell>
          <table:table-cell table:style-name="ce5" office:value-type="percentage" office:value="0.02784432313553" calcext:value-type="percentage">
            <text:p>2.78%</text:p>
          </table:table-cell>
          <table:table-cell table:style-name="ce5" office:value-type="percentage" office:value="0.114636924164474" calcext:value-type="percentage">
            <text:p>11.46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791" calcext:value-type="float">
            <text:p>24,791</text:p>
          </table:table-cell>
          <table:table-cell office:value-type="percentage" office:value="0.044975999354605" calcext:value-type="percentage">
            <text:p>4.50%</text:p>
          </table:table-cell>
          <table:table-cell table:style-name="ce5" office:value-type="percentage" office:value="0.155056270420717" calcext:value-type="percentage">
            <text:p>15.51%</text:p>
          </table:table-cell>
          <table:table-cell table:style-name="ce5" office:value-type="percentage" office:value="0.026985599612763" calcext:value-type="percentage">
            <text:p>2.70%</text:p>
          </table:table-cell>
          <table:table-cell table:style-name="ce5" office:value-type="percentage" office:value="0.115485458432496" calcext:value-type="percentage">
            <text:p>11.55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206" calcext:value-type="float">
            <text:p>24,206</text:p>
          </table:table-cell>
          <table:table-cell office:value-type="percentage" office:value="0.044203916384368" calcext:value-type="percentage">
            <text:p>4.42%</text:p>
          </table:table-cell>
          <table:table-cell table:style-name="ce5" office:value-type="percentage" office:value="0.153928777988928" calcext:value-type="percentage">
            <text:p>15.39%</text:p>
          </table:table-cell>
          <table:table-cell table:style-name="ce5" office:value-type="percentage" office:value="0.026398413616459" calcext:value-type="percentage">
            <text:p>2.64%</text:p>
          </table:table-cell>
          <table:table-cell table:style-name="ce5" office:value-type="percentage" office:value="0.11501280674213" calcext:value-type="percentage">
            <text:p>11.50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534" calcext:value-type="float">
            <text:p>23,534</text:p>
          </table:table-cell>
          <table:table-cell office:value-type="percentage" office:value="0.043384040112178" calcext:value-type="percentage">
            <text:p>4.34%</text:p>
          </table:table-cell>
          <table:table-cell table:style-name="ce5" office:value-type="percentage" office:value="0.152927679102575" calcext:value-type="percentage">
            <text:p>15.29%</text:p>
          </table:table-cell>
          <table:table-cell table:style-name="ce5" office:value-type="percentage" office:value="0.026302371037648" calcext:value-type="percentage">
            <text:p>2.63%</text:p>
          </table:table-cell>
          <table:table-cell table:style-name="ce5" office:value-type="percentage" office:value="0.11540749553837" calcext:value-type="percentage">
            <text:p>11.54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994" calcext:value-type="float">
            <text:p>22,994</text:p>
          </table:table-cell>
          <table:table-cell office:value-type="percentage" office:value="0.042489345046534" calcext:value-type="percentage">
            <text:p>4.25%</text:p>
          </table:table-cell>
          <table:table-cell table:style-name="ce5" office:value-type="percentage" office:value="0.150647995129164" calcext:value-type="percentage">
            <text:p>15.06%</text:p>
          </table:table-cell>
          <table:table-cell table:style-name="ce5" office:value-type="percentage" office:value="0.025919805166565" calcext:value-type="percentage">
            <text:p>2.59%</text:p>
          </table:table-cell>
          <table:table-cell table:style-name="ce5" office:value-type="percentage" office:value="0.116117247977733" calcext:value-type="percentage">
            <text:p>11.61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418" calcext:value-type="float">
            <text:p>22,418</text:p>
          </table:table-cell>
          <table:table-cell office:value-type="percentage" office:value="0.041484521366759" calcext:value-type="percentage">
            <text:p>4.15%</text:p>
          </table:table-cell>
          <table:table-cell table:style-name="ce5" office:value-type="percentage" office:value="0.148095280578107" calcext:value-type="percentage">
            <text:p>14.81%</text:p>
          </table:table-cell>
          <table:table-cell table:style-name="ce5" office:value-type="percentage" office:value="0.025872067088946" calcext:value-type="percentage">
            <text:p>2.59%</text:p>
          </table:table-cell>
          <table:table-cell table:style-name="ce5" office:value-type="percentage" office:value="0.117851726291373" calcext:value-type="percentage">
            <text:p>11.79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942" calcext:value-type="float">
            <text:p>21,942</text:p>
          </table:table-cell>
          <table:table-cell office:value-type="percentage" office:value="0.040607054963085" calcext:value-type="percentage">
            <text:p>4.06%</text:p>
          </table:table-cell>
          <table:table-cell table:style-name="ce5" office:value-type="percentage" office:value="0.145474432595023" calcext:value-type="percentage">
            <text:p>14.55%</text:p>
          </table:table-cell>
          <table:table-cell table:style-name="ce5" office:value-type="percentage" office:value="0.02574970376447" calcext:value-type="percentage">
            <text:p>2.57%</text:p>
          </table:table-cell>
          <table:table-cell table:style-name="ce5" office:value-type="percentage" office:value="0.119041108376629" calcext:value-type="percentage">
            <text:p>11.90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492" calcext:value-type="float">
            <text:p>21,492</text:p>
          </table:table-cell>
          <table:table-cell office:value-type="percentage" office:value="0.039921831379118" calcext:value-type="percentage">
            <text:p>3.99%</text:p>
          </table:table-cell>
          <table:table-cell table:style-name="ce5" office:value-type="percentage" office:value="0.143727898753024" calcext:value-type="percentage">
            <text:p>14.37%</text:p>
          </table:table-cell>
          <table:table-cell table:style-name="ce5" office:value-type="percentage" office:value="0.025311743904709" calcext:value-type="percentage">
            <text:p>2.53%</text:p>
          </table:table-cell>
          <table:table-cell table:style-name="ce5" office:value-type="percentage" office:value="0.120091196724363" calcext:value-type="percentage">
            <text:p>12.01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79" calcext:value-type="float">
            <text:p>20,979</text:p>
          </table:table-cell>
          <table:table-cell office:value-type="percentage" office:value="0.039277372610706" calcext:value-type="percentage">
            <text:p>3.93%</text:p>
          </table:table-cell>
          <table:table-cell table:style-name="ce5" office:value-type="percentage" office:value="0.141808475141809" calcext:value-type="percentage">
            <text:p>14.18%</text:p>
          </table:table-cell>
          <table:table-cell table:style-name="ce5" office:value-type="percentage" office:value="0.024929691596358" calcext:value-type="percentage">
            <text:p>2.49%</text:p>
          </table:table-cell>
          <table:table-cell table:style-name="ce5" office:value-type="percentage" office:value="0.120835120835121" calcext:value-type="percentage">
            <text:p>12.08%</text:p>
          </table:table-cell>
          <table:table-cell table:style-name="ce5" table:number-columns-repeated="2"/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COUNT</text:p>
          </table:table-cell>
          <table:table-cell table:style-name="ce4" office:value-type="string" calcext:value-type="string">
            <text:p>H &amp; C</text:p>
          </table:table-cell>
          <table:table-cell table:style-name="ce1" office:value-type="string" calcext:value-type="string">
            <text:p>HC</text:p>
          </table:table-cell>
          <table:table-cell table:style-name="ce1" office:value-type="string" calcext:value-type="string">
            <text:p>Neg(HC)</text:p>
          </table:table-cell>
          <table:table-cell table:style-name="ce4" office:value-type="string" calcext:value-type="string">
            <text:p>N &amp; C</text:p>
          </table:table-cell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Neg(NC)</text:p>
          </table:table-cell>
          <table:table-cell table:style-name="ce6" table:number-columns-repeated="56"/>
          <table:table-cell table:number-columns-repeated="960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[.B2]" office:value-type="float" office:value="57368" calcext:value-type="float">
            <text:p>57,368</text:p>
          </table:table-cell>
          <table:table-cell office:value-type="percentage" office:value="0.0116" calcext:value-type="percentage">
            <text:p>1.16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8" calcext:value-type="percentage">
            <text:p>1.38%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[.B3]" office:value-type="float" office:value="38169" calcext:value-type="float">
            <text:p>38,169</text:p>
          </table:table-cell>
          <table:table-cell office:value-type="percentage" office:value="0.0095" calcext:value-type="percentage">
            <text:p>0.95%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9" calcext:value-type="percentage">
            <text:p>1.39%</text:p>
          </table:table-cell>
          <table:table-cell table:style-name="ce5" office:value-type="percentage" office:value="0.0017" calcext:value-type="percentage">
            <text:p>0.1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formula="of:=[.A4]" office:value-type="float" office:value="3" calcext:value-type="float">
            <text:p>3</text:p>
          </table:table-cell>
          <table:table-cell table:formula="of:=[.B4]" office:value-type="float" office:value="31303" calcext:value-type="float">
            <text:p>31,303</text:p>
          </table:table-cell>
          <table:table-cell office:value-type="percentage" office:value="0.0084" calcext:value-type="percentage">
            <text:p>0.84%</text:p>
          </table:table-cell>
          <table:table-cell table:style-name="ce5" office:value-type="percentage" office:value="0.0029" calcext:value-type="percentage">
            <text:p>0.29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5" office:value-type="percentage" office:value="0.0016" calcext:value-type="percentage">
            <text:p>0.1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formula="of:=[.B5]" office:value-type="float" office:value="27805" calcext:value-type="float">
            <text:p>27,805</text:p>
          </table:table-cell>
          <table:table-cell office:value-type="percentage" office:value="0.008" calcext:value-type="percentage">
            <text:p>0.8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43" calcext:value-type="percentage">
            <text:p>1.43%</text:p>
          </table:table-cell>
          <table:table-cell table:style-name="ce5" office:value-type="percentage" office:value="0.0016" calcext:value-type="percentage">
            <text:p>0.1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table-cell table:formula="of:=[.B6]" office:value-type="float" office:value="25537" calcext:value-type="float">
            <text:p>25,537</text:p>
          </table:table-cell>
          <table:table-cell office:value-type="percentage" office:value="0.0074" calcext:value-type="percentage">
            <text:p>0.74%</text:p>
          </table:table-cell>
          <table:table-cell table:style-name="ce5" office:value-type="percentage" office:value="0.0029" calcext:value-type="percentage">
            <text:p>0.29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43" calcext:value-type="percentage">
            <text:p>1.43%</text:p>
          </table:table-cell>
          <table:table-cell table:style-name="ce5" office:value-type="percentage" office:value="0.0016" calcext:value-type="percentage">
            <text:p>0.1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table-cell table:number-columns-repeated="2"/>
          <table:table-cell table:style-name="ce5" table:number-columns-repeated="5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506" calcext:value-type="float">
            <text:p>30,506</text:p>
          </table:table-cell>
          <table:table-cell office:value-type="percentage" office:value="0.009571887497541" calcext:value-type="percentage">
            <text:p>0.96%</text:p>
          </table:table-cell>
          <table:table-cell table:style-name="ce5" office:value-type="percentage" office:value="0.003310824100177" calcext:value-type="percentage">
            <text:p>0.33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6685242247427" calcext:value-type="percentage">
            <text:p>1.67%</text:p>
          </table:table-cell>
          <table:table-cell table:style-name="ce5" office:value-type="percentage" office:value="0.001540680521865" calcext:value-type="percentage">
            <text:p>0.1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57" calcext:value-type="float">
            <text:p>29,057</text:p>
          </table:table-cell>
          <table:table-cell office:value-type="percentage" office:value="0.009120005506418" calcext:value-type="percentage">
            <text:p>0.91%</text:p>
          </table:table-cell>
          <table:table-cell table:style-name="ce5" office:value-type="percentage" office:value="0.003200605706026" calcext:value-type="percentage">
            <text:p>0.32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138727329043" calcext:value-type="percentage">
            <text:p>1.71%</text:p>
          </table:table-cell>
          <table:table-cell table:style-name="ce5" office:value-type="percentage" office:value="0.001583095295454" calcext:value-type="percentage">
            <text:p>0.1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001" calcext:value-type="float">
            <text:p>28,001</text:p>
          </table:table-cell>
          <table:table-cell office:value-type="percentage" office:value="0.008856826541909" calcext:value-type="percentage">
            <text:p>0.89%</text:p>
          </table:table-cell>
          <table:table-cell table:style-name="ce5" office:value-type="percentage" office:value="0.003214170922467" calcext:value-type="percentage">
            <text:p>0.32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35105889075" calcext:value-type="percentage">
            <text:p>1.70%</text:p>
          </table:table-cell>
          <table:table-cell table:style-name="ce5" office:value-type="percentage" office:value="0.001357094389486" calcext:value-type="percentage">
            <text:p>0.1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110" calcext:value-type="float">
            <text:p>27,110</text:p>
          </table:table-cell>
          <table:table-cell office:value-type="percentage" office:value="0.008557727775729" calcext:value-type="percentage">
            <text:p>0.86%</text:p>
          </table:table-cell>
          <table:table-cell table:style-name="ce5" office:value-type="percentage" office:value="0.00313537440059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41682036149" calcext:value-type="percentage">
            <text:p>1.70%</text:p>
          </table:table-cell>
          <table:table-cell table:style-name="ce5" office:value-type="percentage" office:value="0.001364810033198" calcext:value-type="percentage">
            <text:p>0.1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310" calcext:value-type="float">
            <text:p>26,310</text:p>
          </table:table-cell>
          <table:table-cell office:value-type="percentage" office:value="0.008209806157355" calcext:value-type="percentage">
            <text:p>0.82%</text:p>
          </table:table-cell>
          <table:table-cell table:style-name="ce5" office:value-type="percentage" office:value="0.003078677309008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65754465983" calcext:value-type="percentage">
            <text:p>1.71%</text:p>
          </table:table-cell>
          <table:table-cell table:style-name="ce5" office:value-type="percentage" office:value="0.001216267578867" calcext:value-type="percentage">
            <text:p>0.12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463" calcext:value-type="float">
            <text:p>25,463</text:p>
          </table:table-cell>
          <table:table-cell office:value-type="percentage" office:value="0.008129442720811" calcext:value-type="percentage">
            <text:p>0.81%</text:p>
          </table:table-cell>
          <table:table-cell table:style-name="ce5" office:value-type="percentage" office:value="0.00306326827161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44338844598" calcext:value-type="percentage">
            <text:p>1.70%</text:p>
          </table:table-cell>
          <table:table-cell table:style-name="ce5" office:value-type="percentage" office:value="0.001217452774614" calcext:value-type="percentage">
            <text:p>0.12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791" calcext:value-type="float">
            <text:p>24,791</text:p>
          </table:table-cell>
          <table:table-cell office:value-type="percentage" office:value="0.007422048323989" calcext:value-type="percentage">
            <text:p>0.74%</text:p>
          </table:table-cell>
          <table:table-cell table:style-name="ce5" office:value-type="percentage" office:value="0.003025291436408" calcext:value-type="percentage">
            <text:p>0.3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143318139648" calcext:value-type="percentage">
            <text:p>1.71%</text:p>
          </table:table-cell>
          <table:table-cell table:style-name="ce5" office:value-type="percentage" office:value="0.001210116574563" calcext:value-type="percentage">
            <text:p>0.12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206" calcext:value-type="float">
            <text:p>24,206</text:p>
          </table:table-cell>
          <table:table-cell office:value-type="percentage" office:value="0.00722961249277" calcext:value-type="percentage">
            <text:p>0.72%</text:p>
          </table:table-cell>
          <table:table-cell table:style-name="ce5" office:value-type="percentage" office:value="0.003057093282657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20573411551" calcext:value-type="percentage">
            <text:p>1.70%</text:p>
          </table:table-cell>
          <table:table-cell table:style-name="ce5" office:value-type="percentage" office:value="0.001074113856069" calcext:value-type="percentage">
            <text:p>0.1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534" calcext:value-type="float">
            <text:p>23,534</text:p>
          </table:table-cell>
          <table:table-cell office:value-type="percentage" office:value="0.007308574827909" calcext:value-type="percentage">
            <text:p>0.73%</text:p>
          </table:table-cell>
          <table:table-cell table:style-name="ce5" office:value-type="percentage" office:value="0.00310189513045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81669074531" calcext:value-type="percentage">
            <text:p>1.71%</text:p>
          </table:table-cell>
          <table:table-cell table:style-name="ce5" office:value-type="percentage" office:value="0.001062292852894" calcext:value-type="percentage">
            <text:p>0.1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994" calcext:value-type="float">
            <text:p>22,994</text:p>
          </table:table-cell>
          <table:table-cell office:value-type="percentage" office:value="0.007175784987388" calcext:value-type="percentage">
            <text:p>0.72%</text:p>
          </table:table-cell>
          <table:table-cell table:style-name="ce5" office:value-type="percentage" office:value="0.003044272418892" calcext:value-type="percentage">
            <text:p>0.3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6656519091937" calcext:value-type="percentage">
            <text:p>1.67%</text:p>
          </table:table-cell>
          <table:table-cell table:style-name="ce5" office:value-type="percentage" office:value="0.00104375054362" calcext:value-type="percentage">
            <text:p>0.1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418" calcext:value-type="float">
            <text:p>22,418</text:p>
          </table:table-cell>
          <table:table-cell office:value-type="percentage" office:value="0.007181728967794" calcext:value-type="percentage">
            <text:p>0.72%</text:p>
          </table:table-cell>
          <table:table-cell table:style-name="ce5" office:value-type="percentage" office:value="0.003033276831118" calcext:value-type="percentage">
            <text:p>0.3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6772236595593" calcext:value-type="percentage">
            <text:p>1.68%</text:p>
          </table:table-cell>
          <table:table-cell table:style-name="ce5" office:value-type="percentage" office:value="0.000981354268891" calcext:value-type="percentage">
            <text:p>0.1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942" calcext:value-type="float">
            <text:p>21,942</text:p>
          </table:table-cell>
          <table:table-cell office:value-type="percentage" office:value="0.007064078023881" calcext:value-type="percentage">
            <text:p>0.71%</text:p>
          </table:table-cell>
          <table:table-cell table:style-name="ce5" office:value-type="percentage" office:value="0.003007929997266" calcext:value-type="percentage">
            <text:p>0.3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6908212560387" calcext:value-type="percentage">
            <text:p>1.69%</text:p>
          </table:table-cell>
          <table:table-cell table:style-name="ce5" office:value-type="percentage" office:value="0.001002643332422" calcext:value-type="percentage">
            <text:p>0.1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492" calcext:value-type="float">
            <text:p>21,492</text:p>
          </table:table-cell>
          <table:table-cell office:value-type="percentage" office:value="0.006700167504188" calcext:value-type="percentage">
            <text:p>0.67%</text:p>
          </table:table-cell>
          <table:table-cell table:style-name="ce5" office:value-type="percentage" office:value="0.002698678578076" calcext:value-type="percentage">
            <text:p>0.27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76121347478" calcext:value-type="percentage">
            <text:p>1.71%</text:p>
          </table:table-cell>
          <table:table-cell table:style-name="ce5" office:value-type="percentage" office:value="0.000977107761027" calcext:value-type="percentage">
            <text:p>0.1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79" calcext:value-type="float">
            <text:p>20,979</text:p>
          </table:table-cell>
          <table:table-cell office:value-type="percentage" office:value="0.006435006435006" calcext:value-type="percentage">
            <text:p>0.64%</text:p>
          </table:table-cell>
          <table:table-cell table:style-name="ce5" office:value-type="percentage" office:value="0.002621669288336" calcext:value-type="percentage">
            <text:p>0.26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112350445684" calcext:value-type="percentage">
            <text:p>1.71%</text:p>
          </table:table-cell>
          <table:table-cell table:style-name="ce5" office:value-type="percentage" office:value="0.001001001001001" calcext:value-type="percentage">
            <text:p>0.1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HCBA</text:p>
          </table:table-cell>
          <table:table-cell table:style-name="ce1" office:value-type="string" calcext:value-type="string">
            <text:p>GHCBA</text:p>
          </table:table-cell>
          <table:table-cell table:style-name="ce1" office:value-type="string" calcext:value-type="string">
            <text:p>DHCBA</text:p>
          </table:table-cell>
          <table:table-cell table:style-name="ce1" office:value-type="string" calcext:value-type="string">
            <text:p>NCBA</text:p>
          </table:table-cell>
          <table:table-cell table:style-name="ce1" office:value-type="string" calcext:value-type="string">
            <text:p>GNCBA</text:p>
          </table:table-cell>
          <table:table-cell table:style-name="ce1" office:value-type="string" calcext:value-type="string">
            <text:p>DNCBA</text:p>
          </table:table-cell>
          <table:table-cell table:style-name="ce1" office:value-type="string" calcext:value-type="string" table:number-columns-spanned="5" table:number-rows-spanned="1">
            <text:p>{Green,Denier} + {Human,Natural} + Cause Believer Account</text:p>
          </table:table-cell>
          <table:covered-table-cell table:number-columns-repeated="4" table:style-name="ce16"/>
          <table:table-cell table:style-name="ce16" table:number-columns-repeated="51"/>
          <table:table-cell table:style-name="ce20" table:number-columns-repeated="960"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office:value-type="float" office:value="25682" calcext:value-type="float">
            <text:p>25,682</text:p>
          </table:table-cell>
          <table:table-cell office:value-type="percentage" office:value="0.0075" calcext:value-type="percentage">
            <text:p>0.75%</text:p>
          </table:table-cell>
          <table:table-cell table:style-name="ce5" table:number-columns-repeated="2"/>
          <table:table-cell table:style-name="ce5" office:value-type="percentage" office:value="0.0042" calcext:value-type="percentage">
            <text:p>0.42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26]" office:value-type="float" office:value="2" calcext:value-type="float">
            <text:p>2</text:p>
          </table:table-cell>
          <table:table-cell office:value-type="float" office:value="6483" calcext:value-type="float">
            <text:p>6,483</text:p>
          </table:table-cell>
          <table:table-cell office:value-type="percentage" office:value="0.0126" calcext:value-type="percentage">
            <text:p>1.26%</text:p>
          </table:table-cell>
          <table:table-cell table:style-name="ce5" table:number-columns-repeated="2"/>
          <table:table-cell table:style-name="ce5" office:value-type="percentage" office:value="0.0072" calcext:value-type="percentage">
            <text:p>0.72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27]" office:value-type="float" office:value="3" calcext:value-type="float">
            <text:p>3</text:p>
          </table:table-cell>
          <table:table-cell office:value-type="float" office:value="3050" calcext:value-type="float">
            <text:p>3,050</text:p>
          </table:table-cell>
          <table:table-cell office:value-type="percentage" office:value="0.0197" calcext:value-type="percentage">
            <text:p>1.97%</text:p>
          </table:table-cell>
          <table:table-cell table:style-name="ce5" table:number-columns-repeated="2"/>
          <table:table-cell table:style-name="ce5" office:value-type="percentage" office:value="0.0111" calcext:value-type="percentage">
            <text:p>1.11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28]" office:value-type="float" office:value="4" calcext:value-type="float">
            <text:p>4</text:p>
          </table:table-cell>
          <table:table-cell office:value-type="float" office:value="1884" calcext:value-type="float">
            <text:p>1,884</text:p>
          </table:table-cell>
          <table:table-cell office:value-type="percentage" office:value="0.0271" calcext:value-type="percentage">
            <text:p>2.71%</text:p>
          </table:table-cell>
          <table:table-cell table:style-name="ce5" table:number-columns-repeated="2"/>
          <table:table-cell table:style-name="ce5" office:value-type="percentage" office:value="0.0149" calcext:value-type="percentage">
            <text:p>1.49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29]" office:value-type="float" office:value="5" calcext:value-type="float">
            <text:p>5</text:p>
          </table:table-cell>
          <table:table-cell office:value-type="float" office:value="1317" calcext:value-type="float">
            <text:p>1,317</text:p>
          </table:table-cell>
          <table:table-cell office:value-type="percentage" office:value="0.0334" calcext:value-type="percentage">
            <text:p>3.34%</text:p>
          </table:table-cell>
          <table:table-cell table:style-name="ce5" table:number-columns-repeated="2"/>
          <table:table-cell table:style-name="ce5" office:value-type="percentage" office:value="0.019" calcext:value-type="percentage">
            <text:p>1.90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30]" office:value-type="float" office:value="6" calcext:value-type="float">
            <text:p>6</text:p>
          </table:table-cell>
          <table:table-cell table:number-columns-repeated="2"/>
          <table:table-cell table:style-name="ce5" table:number-columns-repeated="5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054888507718696" calcext:value-type="percentage">
            <text:p>5.49%</text:p>
          </table:table-cell>
          <table:table-cell table:style-name="ce5" office:value-type="percentage" office:value="0.050600343053173" calcext:value-type="percentage">
            <text:p>5.06%</text:p>
          </table:table-cell>
          <table:table-cell table:style-name="ce5" office:value-type="percentage" office:value="0.004288164665523" calcext:value-type="percentage">
            <text:p>0.43%</text:p>
          </table:table-cell>
          <table:table-cell table:number-columns-repeated="2" table:style-name="ce5" office:value-type="percentage" office:value="0.032590051457976" calcext:value-type="percentage">
            <text:p>3.2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58394160583942" calcext:value-type="percentage">
            <text:p>5.84%</text:p>
          </table:table-cell>
          <table:table-cell table:style-name="ce5" office:value-type="percentage" office:value="0.05318039624609" calcext:value-type="percentage">
            <text:p>5.32%</text:p>
          </table:table-cell>
          <table:table-cell table:style-name="ce5" office:value-type="percentage" office:value="0.005213764337852" calcext:value-type="percentage">
            <text:p>0.52%</text:p>
          </table:table-cell>
          <table:table-cell table:number-columns-repeated="2" table:style-name="ce5" office:value-type="percentage" office:value="0.038581856100104" calcext:value-type="percentage">
            <text:p>3.8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64087061668682" calcext:value-type="percentage">
            <text:p>6.41%</text:p>
          </table:table-cell>
          <table:table-cell table:style-name="ce5" office:value-type="percentage" office:value="0.058041112454655" calcext:value-type="percentage">
            <text:p>5.80%</text:p>
          </table:table-cell>
          <table:table-cell table:style-name="ce5" office:value-type="percentage" office:value="0.006045949214027" calcext:value-type="percentage">
            <text:p>0.60%</text:p>
          </table:table-cell>
          <table:table-cell table:number-columns-repeated="2" table:style-name="ce5" office:value-type="percentage" office:value="0.035066505441354" calcext:value-type="percentage">
            <text:p>3.5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067307692307692" calcext:value-type="percentage">
            <text:p>6.73%</text:p>
          </table:table-cell>
          <table:table-cell table:style-name="ce5" office:value-type="percentage" office:value="0.061813186813187" calcext:value-type="percentage">
            <text:p>6.18%</text:p>
          </table:table-cell>
          <table:table-cell table:style-name="ce5" office:value-type="percentage" office:value="0.005494505494506" calcext:value-type="percentage">
            <text:p>0.55%</text:p>
          </table:table-cell>
          <table:table-cell table:number-columns-repeated="2" table:style-name="ce5" office:value-type="percentage" office:value="0.038461538461539" calcext:value-type="percentage">
            <text:p>3.8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069444444444445" calcext:value-type="percentage">
            <text:p>6.94%</text:p>
          </table:table-cell>
          <table:table-cell table:style-name="ce5" office:value-type="percentage" office:value="0.063271604938272" calcext:value-type="percentage">
            <text:p>6.33%</text:p>
          </table:table-cell>
          <table:table-cell table:style-name="ce5" office:value-type="percentage" office:value="0.006172839506173" calcext:value-type="percentage">
            <text:p>0.62%</text:p>
          </table:table-cell>
          <table:table-cell table:number-columns-repeated="2" table:style-name="ce5" office:value-type="percentage" office:value="0.037037037037037" calcext:value-type="percentage">
            <text:p>3.7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075306479859895" calcext:value-type="percentage">
            <text:p>7.53%</text:p>
          </table:table-cell>
          <table:table-cell table:style-name="ce5" office:value-type="percentage" office:value="0.06830122591944" calcext:value-type="percentage">
            <text:p>6.83%</text:p>
          </table:table-cell>
          <table:table-cell table:style-name="ce5" office:value-type="percentage" office:value="0.007005253940455" calcext:value-type="percentage">
            <text:p>0.70%</text:p>
          </table:table-cell>
          <table:table-cell table:number-columns-repeated="2" table:style-name="ce5" office:value-type="percentage" office:value="0.040280210157618" calcext:value-type="percentage">
            <text:p>4.03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077669902912621" calcext:value-type="percentage">
            <text:p>7.77%</text:p>
          </table:table-cell>
          <table:table-cell table:style-name="ce5" office:value-type="percentage" office:value="0.071844660194175" calcext:value-type="percentage">
            <text:p>7.18%</text:p>
          </table:table-cell>
          <table:table-cell table:style-name="ce5" office:value-type="percentage" office:value="0.005825242718447" calcext:value-type="percentage">
            <text:p>0.58%</text:p>
          </table:table-cell>
          <table:table-cell table:number-columns-repeated="2" table:style-name="ce5" office:value-type="percentage" office:value="0.042718446601942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082978723404255" calcext:value-type="percentage">
            <text:p>8.30%</text:p>
          </table:table-cell>
          <table:table-cell table:style-name="ce5" office:value-type="percentage" office:value="0.076595744680851" calcext:value-type="percentage">
            <text:p>7.66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table:number-columns-repeated="2" table:style-name="ce5" office:value-type="percentage" office:value="0.040425531914894" calcext:value-type="percentage">
            <text:p>4.0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090047393364929" calcext:value-type="percentage">
            <text:p>9.00%</text:p>
          </table:table-cell>
          <table:table-cell table:style-name="ce5" office:value-type="percentage" office:value="0.085308056872038" calcext:value-type="percentage">
            <text:p>8.53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2" table:style-name="ce5" office:value-type="percentage" office:value="0.042654028436019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090673575129534" calcext:value-type="percentage">
            <text:p>9.07%</text:p>
          </table:table-cell>
          <table:table-cell table:style-name="ce5" office:value-type="percentage" office:value="0.088082901554404" calcext:value-type="percentage">
            <text:p>8.81%</text:p>
          </table:table-cell>
          <table:table-cell table:style-name="ce5" office:value-type="percentage" office:value="0.00259067357513" calcext:value-type="percentage">
            <text:p>0.26%</text:p>
          </table:table-cell>
          <table:table-cell table:number-columns-repeated="2" table:style-name="ce5" office:value-type="percentage" office:value="0.044041450777202" calcext:value-type="percentage">
            <text:p>4.4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094285714285714" calcext:value-type="percentage">
            <text:p>9.43%</text:p>
          </table:table-cell>
          <table:table-cell table:style-name="ce5" office:value-type="percentage" office:value="0.091428571428572" calcext:value-type="percentage">
            <text:p>9.14%</text:p>
          </table:table-cell>
          <table:table-cell table:style-name="ce5" office:value-type="percentage" office:value="0.002857142857143" calcext:value-type="percentage">
            <text:p>0.29%</text:p>
          </table:table-cell>
          <table:table-cell table:number-columns-repeated="2" table:style-name="ce5" office:value-type="percentage" office:value="0.042857142857143" calcext:value-type="percentage">
            <text:p>4.2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096273291925466" calcext:value-type="percentage">
            <text:p>9.63%</text:p>
          </table:table-cell>
          <table:table-cell table:style-name="ce5" office:value-type="percentage" office:value="0.093167701863354" calcext:value-type="percentage">
            <text:p>9.32%</text:p>
          </table:table-cell>
          <table:table-cell table:style-name="ce5" office:value-type="percentage" office:value="0.003105590062112" calcext:value-type="percentage">
            <text:p>0.31%</text:p>
          </table:table-cell>
          <table:table-cell table:number-columns-repeated="2" table:style-name="ce5" office:value-type="percentage" office:value="0.046583850931677" calcext:value-type="percentage">
            <text:p>4.6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0909090909090909" calcext:value-type="percentage">
            <text:p>9.09%</text:p>
          </table:table-cell>
          <table:table-cell table:style-name="ce5" office:value-type="percentage" office:value="0.0909090909090909" calcext:value-type="percentage">
            <text:p>9.0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2" table:style-name="ce5" office:value-type="percentage" office:value="0.0471380471380471" calcext:value-type="percentage">
            <text:p>4.7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092592592592593" calcext:value-type="percentage">
            <text:p>9.26%</text:p>
          </table:table-cell>
          <table:table-cell table:style-name="ce5" office:value-type="percentage" office:value="0.092592592592593" calcext:value-type="percentage">
            <text:p>9.2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2" table:style-name="ce5" office:value-type="percentage" office:value="0.051851851851852" calcext:value-type="percentage">
            <text:p>5.1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ERVE" table:style-name="ta1">
        <table:shapes>
          <draw:frame draw:z-index="0" draw:style-name="gr1" draw:text-style-name="P1" svg:width="15.999cm" svg:height="8.999cm" svg:x="11.389cm" svg:y="0.1cm">
            <draw:object draw:notify-on-update-of-ranges="CONSERVE.A2:CONSERVE.A21 CONSERVE.B1:CONSERVE.B1 CONSERVE.B2:CONSERVE.B21 CONSERVE.C1:CONSERVE.C1 CONSERVE.C2:CONSERVE.C21 CONSERVE.D1:CONSERVE.D1 CONSERVE.D2:CONSERVE.D21 CONSERVE.E1:CONSERVE.E1 CONSERVE.E2:CONSERVE.E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1.389cm" svg:y="10.885cm">
            <draw:object draw:notify-on-update-of-ranges="CONSERVE.A25:CONSERVE.A44 CONSERVE.B24:CONSERVE.B24 CONSERVE.B25:CONSERVE.B44 CONSERVE.C24:CONSERVE.C24 CONSERVE.C25:CONSERVE.C44 CONSERVE.D24:CONSERVE.D24 CONSERVE.D25:CONSERVE.D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18.163cm" svg:y="21.723cm">
            <draw:object draw:notify-on-update-of-ranges="CONSERVE.A49:CONSERVE.A68 CONSERVE.B48:CONSERVE.B48 CONSERVE.B49:CONSERVE.B68 CONSERVE.C48:CONSERVE.C48 CONSERVE.C49:CONSERVE.C68 CONSERVE.D48:CONSERVE.D48 CONSERVE.D49:CONSERVE.D68 CONSERVE.E48:CONSERVE.E48 CONSERVE.E49:CONSERVE.E68 CONSERVE.F48:CONSERVE.F48 CONSERVE.F49:CONSERVE.F68 CONSERVE.G48:CONSERVE.G48 CONSERVE.G49:CONSERVE.G68 CONSERVE.H48:CONSERVE.H48 CONSERVE.H49:CONSERVE.H6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8" office:value-type="string" calcext:value-type="string">
            <text:p>COUNT</text:p>
          </table:table-cell>
          <table:table-cell table:style-name="ce4" office:value-type="string" calcext:value-type="string">
            <text:p>NEGATION</text:p>
          </table:table-cell>
          <table:table-cell table:style-name="ce4" office:value-type="string" calcext:value-type="string">
            <text:p>ENERGY</text:p>
          </table:table-cell>
          <table:table-cell table:style-name="ce4" office:value-type="string" calcext:value-type="string">
            <text:p>CONSERV.</text:p>
          </table:table-cell>
          <table:table-cell table:style-name="ce6" table:number-columns-repeated="59"/>
          <table:table-cell table:number-columns-repeated="960"/>
        </table:table-row>
        <table:table-row table:style-name="ro1">
          <table:table-cell table:formula="of:=[CAUSE.A2]" office:value-type="float" office:value="1" calcext:value-type="float">
            <text:p>1</text:p>
          </table:table-cell>
          <table:table-cell table:formula="of:=[CAUSE.B2]" office:value-type="float" office:value="57368" calcext:value-type="float">
            <text:p>57,368.00</text:p>
          </table:table-cell>
          <table:table-cell table:formula="of:=[CAUSE.C2]" office:value-type="percentage" office:value="0.069" calcext:value-type="percentage">
            <text:p>6.90%</text:p>
          </table:table-cell>
          <table:table-cell office:value-type="percentage" office:value="0.1089" calcext:value-type="percentage">
            <text:p>10.89%</text:p>
          </table:table-cell>
          <table:table-cell table:style-name="ce5" office:value-type="percentage" office:value="0.2809" calcext:value-type="percentage">
            <text:p>28.09%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CAUSE.A3]" office:value-type="float" office:value="2" calcext:value-type="float">
            <text:p>2</text:p>
          </table:table-cell>
          <table:table-cell table:formula="of:=[CAUSE.B3]" office:value-type="float" office:value="38169" calcext:value-type="float">
            <text:p>38,169.00</text:p>
          </table:table-cell>
          <table:table-cell table:formula="of:=[CAUSE.C3]" office:value-type="percentage" office:value="0.057" calcext:value-type="percentage">
            <text:p>5.70%</text:p>
          </table:table-cell>
          <table:table-cell office:value-type="percentage" office:value="0.1343" calcext:value-type="percentage">
            <text:p>13.43%</text:p>
          </table:table-cell>
          <table:table-cell table:style-name="ce5" office:value-type="percentage" office:value="0.2435" calcext:value-type="percentage">
            <text:p>24.35%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CAUSE.A4]" office:value-type="float" office:value="3" calcext:value-type="float">
            <text:p>3</text:p>
          </table:table-cell>
          <table:table-cell table:formula="of:=[CAUSE.B4]" office:value-type="float" office:value="31303" calcext:value-type="float">
            <text:p>31,303.00</text:p>
          </table:table-cell>
          <table:table-cell table:formula="of:=[CAUSE.C4]" office:value-type="percentage" office:value="0.0507" calcext:value-type="percentage">
            <text:p>5.07%</text:p>
          </table:table-cell>
          <table:table-cell office:value-type="percentage" office:value="0.1523" calcext:value-type="percentage">
            <text:p>15.23%</text:p>
          </table:table-cell>
          <table:table-cell table:style-name="ce5" office:value-type="percentage" office:value="0.223" calcext:value-type="percentage">
            <text:p>22.30%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CAUSE.A5]" office:value-type="float" office:value="4" calcext:value-type="float">
            <text:p>4</text:p>
          </table:table-cell>
          <table:table-cell table:formula="of:=[CAUSE.B5]" office:value-type="float" office:value="27805" calcext:value-type="float">
            <text:p>27,805.00</text:p>
          </table:table-cell>
          <table:table-cell table:formula="of:=[CAUSE.C5]" office:value-type="percentage" office:value="0.047" calcext:value-type="percentage">
            <text:p>4.70%</text:p>
          </table:table-cell>
          <table:table-cell office:value-type="percentage" office:value="0.1634" calcext:value-type="percentage">
            <text:p>16.34%</text:p>
          </table:table-cell>
          <table:table-cell table:style-name="ce5" office:value-type="percentage" office:value="0.2169" calcext:value-type="percentage">
            <text:p>21.69%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CAUSE.A6]" office:value-type="float" office:value="5" calcext:value-type="float">
            <text:p>5</text:p>
          </table:table-cell>
          <table:table-cell table:formula="of:=[CAUSE.B6]" office:value-type="float" office:value="25537" calcext:value-type="float">
            <text:p>25,537.00</text:p>
          </table:table-cell>
          <table:table-cell table:formula="of:=[CAUSE.C6]" office:value-type="percentage" office:value="0.0444" calcext:value-type="percentage">
            <text:p>4.44%</text:p>
          </table:table-cell>
          <table:table-cell office:value-type="percentage" office:value="0.1722" calcext:value-type="percentage">
            <text:p>17.22%</text:p>
          </table:table-cell>
          <table:table-cell table:style-name="ce5" office:value-type="percentage" office:value="0.2114" calcext:value-type="percentage">
            <text:p>21.14%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CAUSE.A7]" office:value-type="float" office:value="6" calcext:value-type="float">
            <text:p>6</text:p>
          </table:table-cell>
          <table:table-cell table:number-columns-repeated="3"/>
          <table:table-cell table:style-name="ce5"/>
          <table:table-cell table:style-name="Default"/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506" calcext:value-type="float">
            <text:p>30,506.00</text:p>
          </table:table-cell>
          <table:table-cell office:value-type="percentage" office:value="0.05084245722153" calcext:value-type="percentage">
            <text:p>5.08%</text:p>
          </table:table-cell>
          <table:table-cell office:value-type="percentage" office:value="0.067593260342228" calcext:value-type="percentage">
            <text:p>6.76%</text:p>
          </table:table-cell>
          <table:table-cell table:style-name="ce5" office:value-type="percentage" office:value="0.226447256277454" calcext:value-type="percentage">
            <text:p>22.64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57" calcext:value-type="float">
            <text:p>29,057.00</text:p>
          </table:table-cell>
          <table:table-cell office:value-type="percentage" office:value="0.049179199504422" calcext:value-type="percentage">
            <text:p>4.92%</text:p>
          </table:table-cell>
          <table:table-cell office:value-type="percentage" office:value="0.067143889596311" calcext:value-type="percentage">
            <text:p>6.71%</text:p>
          </table:table-cell>
          <table:table-cell table:style-name="ce5" office:value-type="percentage" office:value="0.223560587810166" calcext:value-type="percentage">
            <text:p>22.36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001" calcext:value-type="float">
            <text:p>28,001.00</text:p>
          </table:table-cell>
          <table:table-cell office:value-type="percentage" office:value="0.048319702867755" calcext:value-type="percentage">
            <text:p>4.83%</text:p>
          </table:table-cell>
          <table:table-cell office:value-type="percentage" office:value="0.067926145494804" calcext:value-type="percentage">
            <text:p>6.79%</text:p>
          </table:table-cell>
          <table:table-cell table:style-name="ce5" office:value-type="percentage" office:value="0.221670654619478" calcext:value-type="percentage">
            <text:p>22.17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110" calcext:value-type="float">
            <text:p>27,110.00</text:p>
          </table:table-cell>
          <table:table-cell office:value-type="percentage" office:value="0.047030616008853" calcext:value-type="percentage">
            <text:p>4.70%</text:p>
          </table:table-cell>
          <table:table-cell office:value-type="percentage" office:value="0.068314275175212" calcext:value-type="percentage">
            <text:p>6.83%</text:p>
          </table:table-cell>
          <table:table-cell table:style-name="ce5" office:value-type="percentage" office:value="0.221357432681667" calcext:value-type="percentage">
            <text:p>22.14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310" calcext:value-type="float">
            <text:p>26,310.00</text:p>
          </table:table-cell>
          <table:table-cell office:value-type="percentage" office:value="0.046294184720639" calcext:value-type="percentage">
            <text:p>4.63%</text:p>
          </table:table-cell>
          <table:table-cell office:value-type="percentage" office:value="0.068529076396807" calcext:value-type="percentage">
            <text:p>6.85%</text:p>
          </table:table-cell>
          <table:table-cell table:style-name="ce5" office:value-type="percentage" office:value="0.219004180919802" calcext:value-type="percentage">
            <text:p>21.90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463" calcext:value-type="float">
            <text:p>25,463.00</text:p>
          </table:table-cell>
          <table:table-cell office:value-type="percentage" office:value="0.045399206692063" calcext:value-type="percentage">
            <text:p>4.54%</text:p>
          </table:table-cell>
          <table:table-cell office:value-type="percentage" office:value="0.068962808781369" calcext:value-type="percentage">
            <text:p>6.90%</text:p>
          </table:table-cell>
          <table:table-cell table:style-name="ce5" office:value-type="percentage" office:value="0.217884773985783" calcext:value-type="percentage">
            <text:p>21.79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791" calcext:value-type="float">
            <text:p>24,791.00</text:p>
          </table:table-cell>
          <table:table-cell office:value-type="percentage" office:value="0.044975999354605" calcext:value-type="percentage">
            <text:p>4.50%</text:p>
          </table:table-cell>
          <table:table-cell office:value-type="percentage" office:value="0.068613609777742" calcext:value-type="percentage">
            <text:p>6.86%</text:p>
          </table:table-cell>
          <table:table-cell table:style-name="ce5" office:value-type="percentage" office:value="0.216409180751079" calcext:value-type="percentage">
            <text:p>21.64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206" calcext:value-type="float">
            <text:p>24,206.00</text:p>
          </table:table-cell>
          <table:table-cell office:value-type="percentage" office:value="0.044203916384368" calcext:value-type="percentage">
            <text:p>4.42%</text:p>
          </table:table-cell>
          <table:table-cell office:value-type="percentage" office:value="0.069156407502272" calcext:value-type="percentage">
            <text:p>6.92%</text:p>
          </table:table-cell>
          <table:table-cell table:style-name="ce5" office:value-type="percentage" office:value="0.215442452284557" calcext:value-type="percentage">
            <text:p>21.54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534" calcext:value-type="float">
            <text:p>23,534.00</text:p>
          </table:table-cell>
          <table:table-cell office:value-type="percentage" office:value="0.043384040112178" calcext:value-type="percentage">
            <text:p>4.34%</text:p>
          </table:table-cell>
          <table:table-cell office:value-type="percentage" office:value="0.068199201155775" calcext:value-type="percentage">
            <text:p>6.82%</text:p>
          </table:table-cell>
          <table:table-cell table:style-name="ce5" office:value-type="percentage" office:value="0.212713520863432" calcext:value-type="percentage">
            <text:p>21.27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994" calcext:value-type="float">
            <text:p>22,994.00</text:p>
          </table:table-cell>
          <table:table-cell office:value-type="percentage" office:value="0.042489345046534" calcext:value-type="percentage">
            <text:p>4.25%</text:p>
          </table:table-cell>
          <table:table-cell office:value-type="percentage" office:value="0.067408889275463" calcext:value-type="percentage">
            <text:p>6.74%</text:p>
          </table:table-cell>
          <table:table-cell table:style-name="ce5" office:value-type="percentage" office:value="0.212272766808733" calcext:value-type="percentage">
            <text:p>21.23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418" calcext:value-type="float">
            <text:p>22,418.00</text:p>
          </table:table-cell>
          <table:table-cell office:value-type="percentage" office:value="0.041484521366759" calcext:value-type="percentage">
            <text:p>4.15%</text:p>
          </table:table-cell>
          <table:table-cell office:value-type="percentage" office:value="0.067981086626818" calcext:value-type="percentage">
            <text:p>6.80%</text:p>
          </table:table-cell>
          <table:table-cell table:style-name="ce5" office:value-type="percentage" office:value="0.210857346774913" calcext:value-type="percentage">
            <text:p>21.09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942" calcext:value-type="float">
            <text:p>21,942.00</text:p>
          </table:table-cell>
          <table:table-cell office:value-type="percentage" office:value="0.040607054963085" calcext:value-type="percentage">
            <text:p>4.06%</text:p>
          </table:table-cell>
          <table:table-cell office:value-type="percentage" office:value="0.068179746604685" calcext:value-type="percentage">
            <text:p>6.82%</text:p>
          </table:table-cell>
          <table:table-cell table:style-name="ce5" office:value-type="percentage" office:value="0.209324582991523" calcext:value-type="percentage">
            <text:p>20.93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492" calcext:value-type="float">
            <text:p>21,492.00</text:p>
          </table:table-cell>
          <table:table-cell office:value-type="percentage" office:value="0.039921831379118" calcext:value-type="percentage">
            <text:p>3.99%</text:p>
          </table:table-cell>
          <table:table-cell office:value-type="percentage" office:value="0.068816303740927" calcext:value-type="percentage">
            <text:p>6.88%</text:p>
          </table:table-cell>
          <table:table-cell table:style-name="ce5" office:value-type="percentage" office:value="0.207891308393821" calcext:value-type="percentage">
            <text:p>20.79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79" calcext:value-type="float">
            <text:p>20,979.00</text:p>
          </table:table-cell>
          <table:table-cell office:value-type="percentage" office:value="0.039277372610706" calcext:value-type="percentage">
            <text:p>3.93%</text:p>
          </table:table-cell>
          <table:table-cell office:value-type="percentage" office:value="0.068592401925735" calcext:value-type="percentage">
            <text:p>6.86%</text:p>
          </table:table-cell>
          <table:table-cell table:style-name="ce5" office:value-type="percentage" office:value="0.20711187377854" calcext:value-type="percentage">
            <text:p>20.71%</text:p>
          </table:table-cell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COUNT</text:p>
          </table:table-cell>
          <table:table-cell table:style-name="ce4" office:value-type="string" calcext:value-type="string">
            <text:p>EC-Text1</text:p>
          </table:table-cell>
          <table:table-cell table:style-name="ce4" office:value-type="string" calcext:value-type="string">
            <text:p>EC-Text2</text:p>
          </table:table-cell>
          <table:table-cell table:style-name="ce6"/>
          <table:table-cell table:style-name="ce19"/>
          <table:table-cell table:style-name="ce6" table:number-columns-repeated="58"/>
          <table:table-cell table:number-columns-repeated="960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style-name="ce3" table:formula="of:=[.B2]" office:value-type="float" office:value="57368" calcext:value-type="float">
            <text:p>57,368</text:p>
          </table:table-cell>
          <table:table-cell office:value-type="percentage" office:value="0.0201" calcext:value-type="percentage">
            <text:p>2.01%</text:p>
          </table:table-cell>
          <table:table-cell office:value-type="percentage" office:value="0.0063" calcext:value-type="percentage">
            <text:p>0.63%</text:p>
          </table:table-cell>
          <table:table-cell table:number-columns-repeated="1020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style-name="ce3" table:formula="of:=[.B3]" office:value-type="float" office:value="38169" calcext:value-type="float">
            <text:p>38,169</text:p>
          </table:table-cell>
          <table:table-cell office:value-type="percentage" office:value="0.0188" calcext:value-type="percentage">
            <text:p>1.88%</text:p>
          </table:table-cell>
          <table:table-cell office:value-type="percentage" office:value="0.0066" calcext:value-type="percentage">
            <text:p>0.66%</text:p>
          </table:table-cell>
          <table:table-cell table:number-columns-repeated="1020"/>
        </table:table-row>
        <table:table-row table:style-name="ro1">
          <table:table-cell table:formula="of:=[.A4]" office:value-type="float" office:value="3" calcext:value-type="float">
            <text:p>3</text:p>
          </table:table-cell>
          <table:table-cell table:style-name="ce3" table:formula="of:=[.B4]" office:value-type="float" office:value="31303" calcext:value-type="float">
            <text:p>31,303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0068" calcext:value-type="percentage">
            <text:p>0.68%</text:p>
          </table:table-cell>
          <table:table-cell table:number-columns-repeated="1020"/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style-name="ce3" table:formula="of:=[.B5]" office:value-type="float" office:value="27805" calcext:value-type="float">
            <text:p>27,805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007" calcext:value-type="percentage">
            <text:p>0.70%</text:p>
          </table:table-cell>
          <table:table-cell table:number-columns-repeated="1020"/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table-cell table:style-name="ce3" table:formula="of:=[.B6]" office:value-type="float" office:value="25537" calcext:value-type="float">
            <text:p>25,537</text:p>
          </table:table-cell>
          <table:table-cell office:value-type="percentage" office:value="0.0185" calcext:value-type="percentage">
            <text:p>1.85%</text:p>
          </table:table-cell>
          <table:table-cell office:value-type="percentage" office:value="0.0071" calcext:value-type="percentage">
            <text:p>0.71%</text:p>
          </table:table-cell>
          <table:table-cell table:number-columns-repeated="1020"/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30506" calcext:value-type="float">
            <text:p>30,506</text:p>
          </table:table-cell>
          <table:table-cell office:value-type="percentage" office:value="0.017111387923687" calcext:value-type="percentage">
            <text:p>1.71%</text:p>
          </table:table-cell>
          <table:table-cell office:value-type="percentage" office:value="0.008424572215302" calcext:value-type="percentage">
            <text:p>0.84%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29057" calcext:value-type="float">
            <text:p>29,057</text:p>
          </table:table-cell>
          <table:table-cell office:value-type="percentage" office:value="0.016381594796435" calcext:value-type="percentage">
            <text:p>1.64%</text:p>
          </table:table-cell>
          <table:table-cell office:value-type="percentage" office:value="0.008397288088929" calcext:value-type="percentage">
            <text:p>0.84%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28001" calcext:value-type="float">
            <text:p>28,001</text:p>
          </table:table-cell>
          <table:table-cell office:value-type="percentage" office:value="0.016392271704582" calcext:value-type="percentage">
            <text:p>1.64%</text:p>
          </table:table-cell>
          <table:table-cell office:value-type="percentage" office:value="0.008356844398414" calcext:value-type="percentage">
            <text:p>0.84%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27110" calcext:value-type="float">
            <text:p>27,110</text:p>
          </table:table-cell>
          <table:table-cell office:value-type="percentage" office:value="0.016525267428993" calcext:value-type="percentage">
            <text:p>1.65%</text:p>
          </table:table-cell>
          <table:table-cell office:value-type="percentage" office:value="0.008373293987459" calcext:value-type="percentage">
            <text:p>0.84%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26310" calcext:value-type="float">
            <text:p>26,310</text:p>
          </table:table-cell>
          <table:table-cell office:value-type="percentage" office:value="0.016039528696313" calcext:value-type="percentage">
            <text:p>1.60%</text:p>
          </table:table-cell>
          <table:table-cell office:value-type="percentage" office:value="0.008133789433675" calcext:value-type="percentage">
            <text:p>0.81%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25463" calcext:value-type="float">
            <text:p>25,463</text:p>
          </table:table-cell>
          <table:table-cell office:value-type="percentage" office:value="0.01563052271924" calcext:value-type="percentage">
            <text:p>1.56%</text:p>
          </table:table-cell>
          <table:table-cell office:value-type="percentage" office:value="0.008011624710364" calcext:value-type="percentage">
            <text:p>0.80%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24791" calcext:value-type="float">
            <text:p>24,791</text:p>
          </table:table-cell>
          <table:table-cell office:value-type="percentage" office:value="0.015529829373563" calcext:value-type="percentage">
            <text:p>1.55%</text:p>
          </table:table-cell>
          <table:table-cell office:value-type="percentage" office:value="0.008148118268727" calcext:value-type="percentage">
            <text:p>0.81%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24206" calcext:value-type="float">
            <text:p>24,206</text:p>
          </table:table-cell>
          <table:table-cell office:value-type="percentage" office:value="0.015657275055771" calcext:value-type="percentage">
            <text:p>1.57%</text:p>
          </table:table-cell>
          <table:table-cell office:value-type="percentage" office:value="0.008303726348839" calcext:value-type="percentage">
            <text:p>0.83%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23534" calcext:value-type="float">
            <text:p>23,534</text:p>
          </table:table-cell>
          <table:table-cell office:value-type="percentage" office:value="0.014829608226396" calcext:value-type="percentage">
            <text:p>1.48%</text:p>
          </table:table-cell>
          <table:table-cell office:value-type="percentage" office:value="0.008498342823149" calcext:value-type="percentage">
            <text:p>0.85%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22994" calcext:value-type="float">
            <text:p>22,994</text:p>
          </table:table-cell>
          <table:table-cell office:value-type="percentage" office:value="0.01491693485257" calcext:value-type="percentage">
            <text:p>1.49%</text:p>
          </table:table-cell>
          <table:table-cell office:value-type="percentage" office:value="0.008697921196834" calcext:value-type="percentage">
            <text:p>0.87%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22418" calcext:value-type="float">
            <text:p>22,418</text:p>
          </table:table-cell>
          <table:table-cell office:value-type="percentage" office:value="0.0149879561067" calcext:value-type="percentage">
            <text:p>1.50%</text:p>
          </table:table-cell>
          <table:table-cell office:value-type="percentage" office:value="0.00883218842002" calcext:value-type="percentage">
            <text:p>0.88%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21942" calcext:value-type="float">
            <text:p>21,942</text:p>
          </table:table-cell>
          <table:table-cell office:value-type="percentage" office:value="0.014902925895543" calcext:value-type="percentage">
            <text:p>1.49%</text:p>
          </table:table-cell>
          <table:table-cell office:value-type="percentage" office:value="0.008887065901012" calcext:value-type="percentage">
            <text:p>0.89%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21492" calcext:value-type="float">
            <text:p>21,492</text:p>
          </table:table-cell>
          <table:table-cell office:value-type="percentage" office:value="0.014935790061418" calcext:value-type="percentage">
            <text:p>1.49%</text:p>
          </table:table-cell>
          <table:table-cell office:value-type="percentage" office:value="0.008980085613251" calcext:value-type="percentage">
            <text:p>0.90%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20979" calcext:value-type="float">
            <text:p>20,979</text:p>
          </table:table-cell>
          <table:table-cell office:value-type="percentage" office:value="0.014872014872015" calcext:value-type="percentage">
            <text:p>1.49%</text:p>
          </table:table-cell>
          <table:table-cell office:value-type="percentage" office:value="0.009104342437676" calcext:value-type="percentage">
            <text:p>0.91%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ECA1</text:p>
          </table:table-cell>
          <table:table-cell table:style-name="ce4" office:value-type="string" calcext:value-type="string">
            <text:p>GECA1</text:p>
          </table:table-cell>
          <table:table-cell table:style-name="ce1" office:value-type="string" calcext:value-type="string">
            <text:p>DECA1</text:p>
          </table:table-cell>
          <table:table-cell table:style-name="ce4" office:value-type="string" calcext:value-type="string">
            <text:p>ECA2</text:p>
          </table:table-cell>
          <table:table-cell table:style-name="ce1" office:value-type="string" calcext:value-type="string">
            <text:p>GECA2</text:p>
          </table:table-cell>
          <table:table-cell table:style-name="ce1" office:value-type="string" calcext:value-type="string">
            <text:p>DECA2</text:p>
          </table:table-cell>
          <table:table-cell table:style-name="ce1" office:value-type="string" calcext:value-type="string" table:number-columns-spanned="5" table:number-rows-spanned="1">
            <text:p>{Green,Denier} + Energy Conservation Account + {1,2}</text:p>
          </table:table-cell>
          <table:covered-table-cell table:number-columns-repeated="4" table:style-name="ce16"/>
          <table:table-cell table:style-name="ce16" table:number-columns-repeated="51"/>
          <table:table-cell table:style-name="ce20" table:number-columns-repeated="960"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table:style-name="ce3" table:formula="of:=[CAUSE.B49]" office:value-type="float" office:value="25682" calcext:value-type="float">
            <text:p>25,682</text:p>
          </table:table-cell>
          <table:table-cell office:value-type="percentage" office:value="0.0483" calcext:value-type="percentage">
            <text:p>4.83%</text:p>
          </table:table-cell>
          <table:table-cell/>
          <table:table-cell table:style-name="ce5"/>
          <table:table-cell office:value-type="percentage" office:value="0.0086" calcext:value-type="percentage">
            <text:p>0.86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26]" office:value-type="float" office:value="2" calcext:value-type="float">
            <text:p>2</text:p>
          </table:table-cell>
          <table:table-cell table:style-name="ce3" table:formula="of:=[CAUSE.B50]" office:value-type="float" office:value="6483" calcext:value-type="float">
            <text:p>6,483</text:p>
          </table:table-cell>
          <table:table-cell office:value-type="percentage" office:value="0.0972" calcext:value-type="percentage">
            <text:p>9.72%</text:p>
          </table:table-cell>
          <table:table-cell/>
          <table:table-cell table:style-name="ce5"/>
          <table:table-cell office:value-type="percentage" office:value="0.0168" calcext:value-type="percentage">
            <text:p>1.68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27]" office:value-type="float" office:value="3" calcext:value-type="float">
            <text:p>3</text:p>
          </table:table-cell>
          <table:table-cell table:style-name="ce3" table:formula="of:=[CAUSE.B51]" office:value-type="float" office:value="3050" calcext:value-type="float">
            <text:p>3,050</text:p>
          </table:table-cell>
          <table:table-cell office:value-type="percentage" office:value="0.1544" calcext:value-type="percentage">
            <text:p>15.44%</text:p>
          </table:table-cell>
          <table:table-cell/>
          <table:table-cell table:style-name="ce5"/>
          <table:table-cell office:value-type="percentage" office:value="0.0262" calcext:value-type="percentage">
            <text:p>2.62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28]" office:value-type="float" office:value="4" calcext:value-type="float">
            <text:p>4</text:p>
          </table:table-cell>
          <table:table-cell table:style-name="ce3" table:formula="of:=[CAUSE.B52]" office:value-type="float" office:value="1884" calcext:value-type="float">
            <text:p>1,884</text:p>
          </table:table-cell>
          <table:table-cell office:value-type="percentage" office:value="0.198" calcext:value-type="percentage">
            <text:p>19.80%</text:p>
          </table:table-cell>
          <table:table-cell/>
          <table:table-cell table:style-name="ce5"/>
          <table:table-cell office:value-type="percentage" office:value="0.034" calcext:value-type="percentage">
            <text:p>3.40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29]" office:value-type="float" office:value="5" calcext:value-type="float">
            <text:p>5</text:p>
          </table:table-cell>
          <table:table-cell table:style-name="ce3" table:formula="of:=[CAUSE.B53]" office:value-type="float" office:value="1317" calcext:value-type="float">
            <text:p>1,317</text:p>
          </table:table-cell>
          <table:table-cell office:value-type="percentage" office:value="0.2346" calcext:value-type="percentage">
            <text:p>23.46%</text:p>
          </table:table-cell>
          <table:table-cell/>
          <table:table-cell table:style-name="ce5"/>
          <table:table-cell office:value-type="percentage" office:value="0.0425" calcext:value-type="percentage">
            <text:p>4.25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30]" office:value-type="float" office:value="6" calcext:value-type="float">
            <text:p>6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166" calcext:value-type="float">
            <text:p>1,166</text:p>
          </table:table-cell>
          <table:table-cell office:value-type="percentage" office:value="0.35934819897084" calcext:value-type="percentage">
            <text:p>35.93%</text:p>
          </table:table-cell>
          <table:table-cell office:value-type="percentage" office:value="0.330188679245283" calcext:value-type="percentage">
            <text:p>33.02%</text:p>
          </table:table-cell>
          <table:table-cell table:style-name="ce5" office:value-type="percentage" office:value="0.022298456260721" calcext:value-type="percentage">
            <text:p>2.23%</text:p>
          </table:table-cell>
          <table:table-cell office:value-type="percentage" office:value="0.049742710120069" calcext:value-type="percentage">
            <text:p>4.97%</text:p>
          </table:table-cell>
          <table:table-cell table:style-name="ce5" office:value-type="percentage" office:value="0.047169811320755" calcext:value-type="percentage">
            <text:p>4.72%</text:p>
          </table:table-cell>
          <table:table-cell table:style-name="ce5" office:value-type="percentage" office:value="0.001715265866209" calcext:value-type="percentage">
            <text:p>0.17%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959" calcext:value-type="float">
            <text:p>959</text:p>
          </table:table-cell>
          <table:table-cell office:value-type="percentage" office:value="0.389989572471324" calcext:value-type="percentage">
            <text:p>39.00%</text:p>
          </table:table-cell>
          <table:table-cell office:value-type="percentage" office:value="0.361835245046924" calcext:value-type="percentage">
            <text:p>36.18%</text:p>
          </table:table-cell>
          <table:table-cell table:style-name="ce5" office:value-type="percentage" office:value="0.023983315954119" calcext:value-type="percentage">
            <text:p>2.40%</text:p>
          </table:table-cell>
          <table:table-cell office:value-type="percentage" office:value="0.05318039624609" calcext:value-type="percentage">
            <text:p>5.32%</text:p>
          </table:table-cell>
          <table:table-cell table:style-name="ce5" office:value-type="percentage" office:value="0.051094890510949" calcext:value-type="percentage">
            <text:p>5.11%</text:p>
          </table:table-cell>
          <table:table-cell table:style-name="ce5" office:value-type="percentage" office:value="0.00104275286757" calcext:value-type="percentage">
            <text:p>0.10%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827" calcext:value-type="float">
            <text:p>827</text:p>
          </table:table-cell>
          <table:table-cell office:value-type="percentage" office:value="0.411124546553809" calcext:value-type="percentage">
            <text:p>41.11%</text:p>
          </table:table-cell>
          <table:table-cell office:value-type="percentage" office:value="0.383313180169287" calcext:value-type="percentage">
            <text:p>38.33%</text:p>
          </table:table-cell>
          <table:table-cell table:style-name="ce5" office:value-type="percentage" office:value="0.022974607013301" calcext:value-type="percentage">
            <text:p>2.30%</text:p>
          </table:table-cell>
          <table:table-cell office:value-type="percentage" office:value="0.058041112454655" calcext:value-type="percentage">
            <text:p>5.80%</text:p>
          </table:table-cell>
          <table:table-cell table:style-name="ce5" office:value-type="percentage" office:value="0.055622732769045" calcext:value-type="percentage">
            <text:p>5.56%</text:p>
          </table:table-cell>
          <table:table-cell table:style-name="ce5" office:value-type="percentage" office:value="0.001209189842805" calcext:value-type="percentage">
            <text:p>0.12%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728" calcext:value-type="float">
            <text:p>728</text:p>
          </table:table-cell>
          <table:table-cell office:value-type="percentage" office:value="0.434065934065934" calcext:value-type="percentage">
            <text:p>43.41%</text:p>
          </table:table-cell>
          <table:table-cell office:value-type="percentage" office:value="0.406593406593407" calcext:value-type="percentage">
            <text:p>40.66%</text:p>
          </table:table-cell>
          <table:table-cell table:style-name="ce5" office:value-type="percentage" office:value="0.021978021978022" calcext:value-type="percentage">
            <text:p>2.20%</text:p>
          </table:table-cell>
          <table:table-cell office:value-type="percentage" office:value="0.056318681318681" calcext:value-type="percentage">
            <text:p>5.63%</text:p>
          </table:table-cell>
          <table:table-cell table:style-name="ce5" office:value-type="percentage" office:value="0.054945054945055" calcext:value-type="percentage">
            <text:p>5.4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648" calcext:value-type="float">
            <text:p>648</text:p>
          </table:table-cell>
          <table:table-cell office:value-type="percentage" office:value="0.447530864197531" calcext:value-type="percentage">
            <text:p>44.75%</text:p>
          </table:table-cell>
          <table:table-cell office:value-type="percentage" office:value="0.41820987654321" calcext:value-type="percentage">
            <text:p>41.82%</text:p>
          </table:table-cell>
          <table:table-cell table:style-name="ce5" office:value-type="percentage" office:value="0.023148148148148" calcext:value-type="percentage">
            <text:p>2.31%</text:p>
          </table:table-cell>
          <table:table-cell office:value-type="percentage" office:value="0.054012345679012" calcext:value-type="percentage">
            <text:p>5.40%</text:p>
          </table:table-cell>
          <table:table-cell table:style-name="ce5" office:value-type="percentage" office:value="0.052469135802469" calcext:value-type="percentage">
            <text:p>5.2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571" calcext:value-type="float">
            <text:p>571</text:p>
          </table:table-cell>
          <table:table-cell office:value-type="percentage" office:value="0.469352014010508" calcext:value-type="percentage">
            <text:p>46.94%</text:p>
          </table:table-cell>
          <table:table-cell office:value-type="percentage" office:value="0.439579684763573" calcext:value-type="percentage">
            <text:p>43.96%</text:p>
          </table:table-cell>
          <table:table-cell table:style-name="ce5" office:value-type="percentage" office:value="0.02276707530648" calcext:value-type="percentage">
            <text:p>2.28%</text:p>
          </table:table-cell>
          <table:table-cell office:value-type="percentage" office:value="0.057793345008757" calcext:value-type="percentage">
            <text:p>5.78%</text:p>
          </table:table-cell>
          <table:table-cell table:style-name="ce5" office:value-type="percentage" office:value="0.056042031523643" calcext:value-type="percentage">
            <text:p>5.6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515" calcext:value-type="float">
            <text:p>515</text:p>
          </table:table-cell>
          <table:table-cell office:value-type="percentage" office:value="0.485436893203883" calcext:value-type="percentage">
            <text:p>48.54%</text:p>
          </table:table-cell>
          <table:table-cell office:value-type="percentage" office:value="0.45631067961165" calcext:value-type="percentage">
            <text:p>45.63%</text:p>
          </table:table-cell>
          <table:table-cell table:style-name="ce5" office:value-type="percentage" office:value="0.023300970873787" calcext:value-type="percentage">
            <text:p>2.33%</text:p>
          </table:table-cell>
          <table:table-cell office:value-type="percentage" office:value="0.060194174757282" calcext:value-type="percentage">
            <text:p>6.02%</text:p>
          </table:table-cell>
          <table:table-cell table:style-name="ce5" office:value-type="percentage" office:value="0.058252427184466" calcext:value-type="percentage">
            <text:p>5.83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470" calcext:value-type="float">
            <text:p>470</text:p>
          </table:table-cell>
          <table:table-cell office:value-type="percentage" office:value="0.48936170212766" calcext:value-type="percentage">
            <text:p>48.94%</text:p>
          </table:table-cell>
          <table:table-cell office:value-type="percentage" office:value="0.459574468085106" calcext:value-type="percentage">
            <text:p>45.96%</text:p>
          </table:table-cell>
          <table:table-cell table:style-name="ce5" office:value-type="percentage" office:value="0.025531914893617" calcext:value-type="percentage">
            <text:p>2.55%</text:p>
          </table:table-cell>
          <table:table-cell office:value-type="percentage" office:value="0.063829787234043" calcext:value-type="percentage">
            <text:p>6.38%</text:p>
          </table:table-cell>
          <table:table-cell table:style-name="ce5" office:value-type="percentage" office:value="0.061702127659575" calcext:value-type="percentage">
            <text:p>6.1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422" calcext:value-type="float">
            <text:p>422</text:p>
          </table:table-cell>
          <table:table-cell office:value-type="percentage" office:value="0.485781990521327" calcext:value-type="percentage">
            <text:p>48.58%</text:p>
          </table:table-cell>
          <table:table-cell office:value-type="percentage" office:value="0.457345971563981" calcext:value-type="percentage">
            <text:p>45.73%</text:p>
          </table:table-cell>
          <table:table-cell table:style-name="ce5" office:value-type="percentage" office:value="0.026066350710901" calcext:value-type="percentage">
            <text:p>2.61%</text:p>
          </table:table-cell>
          <table:table-cell office:value-type="percentage" office:value="0.06872037914692" calcext:value-type="percentage">
            <text:p>6.87%</text:p>
          </table:table-cell>
          <table:table-cell table:style-name="ce5" office:value-type="percentage" office:value="0.06872037914692" calcext:value-type="percentage">
            <text:p>6.8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386" calcext:value-type="float">
            <text:p>386</text:p>
          </table:table-cell>
          <table:table-cell office:value-type="percentage" office:value="0.479274611398964" calcext:value-type="percentage">
            <text:p>47.93%</text:p>
          </table:table-cell>
          <table:table-cell office:value-type="percentage" office:value="0.455958549222798" calcext:value-type="percentage">
            <text:p>45.60%</text:p>
          </table:table-cell>
          <table:table-cell table:style-name="ce5" office:value-type="percentage" office:value="0.020725388601036" calcext:value-type="percentage">
            <text:p>2.07%</text:p>
          </table:table-cell>
          <table:table-cell office:value-type="percentage" office:value="0.075129533678757" calcext:value-type="percentage">
            <text:p>7.51%</text:p>
          </table:table-cell>
          <table:table-cell table:style-name="ce5" office:value-type="percentage" office:value="0.075129533678757" calcext:value-type="percentage">
            <text:p>7.5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350" calcext:value-type="float">
            <text:p>350</text:p>
          </table:table-cell>
          <table:table-cell office:value-type="percentage" office:value="0.491428571428571" calcext:value-type="percentage">
            <text:p>49.14%</text:p>
          </table:table-cell>
          <table:table-cell office:value-type="percentage" office:value="0.465714285714286" calcext:value-type="percentage">
            <text:p>46.57%</text:p>
          </table:table-cell>
          <table:table-cell table:style-name="ce5" office:value-type="percentage" office:value="0.022857142857143" calcext:value-type="percentage">
            <text:p>2.29%</text:p>
          </table:table-cell>
          <table:table-cell office:value-type="percentage" office:value="0.077142857142857" calcext:value-type="percentage">
            <text:p>7.71%</text:p>
          </table:table-cell>
          <table:table-cell table:style-name="ce5" office:value-type="percentage" office:value="0.077142857142857" calcext:value-type="percentage">
            <text:p>7.7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office:value-type="percentage" office:value="0.496894409937888" calcext:value-type="percentage">
            <text:p>49.69%</text:p>
          </table:table-cell>
          <table:table-cell office:value-type="percentage" office:value="0.468944099378882" calcext:value-type="percentage">
            <text:p>46.89%</text:p>
          </table:table-cell>
          <table:table-cell table:style-name="ce5" office:value-type="percentage" office:value="0.024844720496895" calcext:value-type="percentage">
            <text:p>2.48%</text:p>
          </table:table-cell>
          <table:table-cell office:value-type="percentage" office:value="0.077639751552795" calcext:value-type="percentage">
            <text:p>7.76%</text:p>
          </table:table-cell>
          <table:table-cell table:style-name="ce5" office:value-type="percentage" office:value="0.077639751552795" calcext:value-type="percentage">
            <text:p>7.7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501683501683502" calcext:value-type="percentage">
            <text:p>50.17%</text:p>
          </table:table-cell>
          <table:table-cell office:value-type="percentage" office:value="0.471380471380471" calcext:value-type="percentage">
            <text:p>47.14%</text:p>
          </table:table-cell>
          <table:table-cell table:style-name="ce5" office:value-type="percentage" office:value="0.0269360269360269" calcext:value-type="percentage">
            <text:p>2.69%</text:p>
          </table:table-cell>
          <table:table-cell office:value-type="percentage" office:value="0.0774410774410775" calcext:value-type="percentage">
            <text:p>7.74%</text:p>
          </table:table-cell>
          <table:table-cell table:style-name="ce5" office:value-type="percentage" office:value="0.0774410774410775" calcext:value-type="percentage">
            <text:p>7.7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270" calcext:value-type="float">
            <text:p>27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7037037037037" calcext:value-type="percentage">
            <text:p>47.04%</text:p>
          </table:table-cell>
          <table:table-cell table:style-name="ce5" office:value-type="percentage" office:value="0.0259259259259259" calcext:value-type="percentage">
            <text:p>2.59%</text:p>
          </table:table-cell>
          <table:table-cell office:value-type="percentage" office:value="0.0777777777777778" calcext:value-type="percentage">
            <text:p>7.78%</text:p>
          </table:table-cell>
          <table:table-cell table:style-name="ce5" office:value-type="percentage" office:value="0.0777777777777778" calcext:value-type="percentage">
            <text:p>7.78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00-00-00</text:date>, <text:time style:data-style-name="N2" text:time-value="12:07:59.794175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2T11:34:12.039945955</meta:creation-date>
    <dc:date>2020-11-25T19:40:32.963735230</dc:date>
    <meta:editing-duration>PT18H18M20S</meta:editing-duration>
    <meta:editing-cycles>110</meta:editing-cycles>
    <meta:generator>LibreOffice/6.4.6.2$Linux_X86_64 LibreOffice_project/40$Build-2</meta:generator>
    <meta:document-statistic meta:table-count="2" meta:cell-count="748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draw:stroke="dash" draw:stroke-dash="ChartDash_20_3" svg:stroke-width="0.08cm" svg:stroke-color="#808080" draw:fill-color="#808080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813709" draw:fill-color="#81370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57cm" svg:y="3.205cm" style:legend-expansion="high" chart:style-name="ch2"/>
        <chart:plot-area chart:style-name="ch3" table:cell-range-address="CAUSE.A1:CAUSE.F21" chart:data-source-has-labels="both" svg:x="0.32cm" svg:y="0.18cm" svg:width="11.417cm" svg:height="8.64cm">
          <chartooo:coordinate-region svg:x="1.735cm" svg:y="0.379cm" svg:width="8.719cm" svg:height="7.794cm"/>
          <chart:axis chart:dimension="x" chart:name="primary-x" chart:style-name="ch4" chartooo:axis-type="auto">
            <chartooo:date-scale/>
            <chart:categories table:cell-range-address="CAUSE.A2:CAUS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:CAUSE.B21" chart:label-cell-address="CAUSE.B1:CAUSE.B1" chart:class="chart:line">
            <chart:data-point chart:repeated="20"/>
          </chart:series>
          <chart:series chart:attached-axis="primary-y" chart:style-name="ch9" chart:values-cell-range-address="CAUSE.C2:CAUSE.C21" chart:label-cell-address="CAUSE.C1:CAUSE.C1" chart:class="chart:line">
            <chart:data-point chart:repeated="20"/>
          </chart:series>
          <chart:series chart:attached-axis="primary-y" chart:style-name="ch10" chart:values-cell-range-address="CAUSE.D2:CAUSE.D21" chart:label-cell-address="CAUSE.D1:CAUSE.D1" chart:class="chart:line">
            <chart:data-point chart:repeated="20"/>
          </chart:series>
          <chart:series chart:attached-axis="primary-y" chart:style-name="ch11" chart:values-cell-range-address="CAUSE.E2:CAUSE.E21" chart:label-cell-address="CAUSE.E1:CAUSE.E1" chart:class="chart:line">
            <chart:data-point chart:repeated="20"/>
          </chart:series>
          <chart:series chart:attached-axis="primary-y" chart:style-name="ch12" chart:values-cell-range-address="CAUSE.F2:CAUSE.F21" chart:label-cell-address="CAUSE.F1:CAUSE.F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CAUSE.B1:CAUSE.B1</svg:desc>
                </draw:g>
              </table:table-cell>
              <table:table-cell office:value-type="string">
                <text:p>NEGATION</text:p>
                <draw:g>
                  <svg:desc>CAUSE.C1:CAUSE.C1</svg:desc>
                </draw:g>
              </table:table-cell>
              <table:table-cell office:value-type="string">
                <text:p>CAUSE</text:p>
                <draw:g>
                  <svg:desc>CAUSE.D1:CAUSE.D1</svg:desc>
                </draw:g>
              </table:table-cell>
              <table:table-cell office:value-type="string">
                <text:p>HUMAN</text:p>
                <draw:g>
                  <svg:desc>CAUSE.E1:CAUSE.E1</svg:desc>
                </draw:g>
              </table:table-cell>
              <table:table-cell office:value-type="string">
                <text:p>NATURE</text:p>
                <draw:g>
                  <svg:desc>CAUSE.F1:CAUSE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:CAUSE.A21</svg:desc>
                </draw:g>
              </table:table-cell>
              <table:table-cell office:value-type="float" office:value="57368">
                <text:p>57368</text:p>
                <draw:g>
                  <svg:desc>CAUSE.B2:CAUSE.B21</svg:desc>
                </draw:g>
              </table:table-cell>
              <table:table-cell office:value-type="float" office:value="0.069">
                <text:p>0.069</text:p>
                <draw:g>
                  <svg:desc>CAUSE.C2:CAUSE.C21</svg:desc>
                </draw:g>
              </table:table-cell>
              <table:table-cell office:value-type="float" office:value="0.2169">
                <text:p>0.2169</text:p>
                <draw:g>
                  <svg:desc>CAUSE.D2:CAUSE.D21</svg:desc>
                </draw:g>
              </table:table-cell>
              <table:table-cell office:value-type="float" office:value="0.0379">
                <text:p>0.0379</text:p>
                <draw:g>
                  <svg:desc>CAUSE.E2:CAUSE.E21</svg:desc>
                </draw:g>
              </table:table-cell>
              <table:table-cell office:value-type="float" office:value="0.0817">
                <text:p>0.0817</text:p>
                <draw:g>
                  <svg:desc>CAUSE.F2:CAUSE.F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169">
                <text:p>38169</text:p>
              </table:table-cell>
              <table:table-cell office:value-type="float" office:value="0.057">
                <text:p>0.057</text:p>
              </table:table-cell>
              <table:table-cell office:value-type="float" office:value="0.1853">
                <text:p>0.1853</text:p>
              </table:table-cell>
              <table:table-cell office:value-type="float" office:value="0.0329">
                <text:p>0.0329</text:p>
              </table:table-cell>
              <table:table-cell office:value-type="float" office:value="0.0956">
                <text:p>0.09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303">
                <text:p>31303</text:p>
              </table:table-cell>
              <table:table-cell office:value-type="float" office:value="0.0507">
                <text:p>0.0507</text:p>
              </table:table-cell>
              <table:table-cell office:value-type="float" office:value="0.1714">
                <text:p>0.1714</text:p>
              </table:table-cell>
              <table:table-cell office:value-type="float" office:value="0.0301">
                <text:p>0.0301</text:p>
              </table:table-cell>
              <table:table-cell office:value-type="float" office:value="0.1021">
                <text:p>0.10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805">
                <text:p>27805</text:p>
              </table:table-cell>
              <table:table-cell office:value-type="float" office:value="0.047">
                <text:p>0.047</text:p>
              </table:table-cell>
              <table:table-cell office:value-type="float" office:value="0.1655">
                <text:p>0.1655</text:p>
              </table:table-cell>
              <table:table-cell office:value-type="float" office:value="0.0286">
                <text:p>0.0286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537">
                <text:p>25537</text:p>
              </table:table-cell>
              <table:table-cell office:value-type="float" office:value="0.0444">
                <text:p>0.0444</text:p>
              </table:table-cell>
              <table:table-cell office:value-type="float" office:value="0.1597">
                <text:p>0.1597</text:p>
              </table:table-cell>
              <table:table-cell office:value-type="float" office:value="0.0276">
                <text:p>0.0276</text:p>
              </table:table-cell>
              <table:table-cell office:value-type="float" office:value="0.1103">
                <text:p>0.11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0506">
                <text:p>30506</text:p>
              </table:table-cell>
              <table:table-cell office:value-type="float" office:value="0.0508424572215302">
                <text:p>0.0508424572215302</text:p>
              </table:table-cell>
              <table:table-cell office:value-type="float" office:value="0.165639546318757">
                <text:p>0.165639546318757</text:p>
              </table:table-cell>
              <table:table-cell office:value-type="float" office:value="0.0314364387333639">
                <text:p>0.0314364387333639</text:p>
              </table:table-cell>
              <table:table-cell office:value-type="float" office:value="0.108437684389956">
                <text:p>0.1084376843899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057">
                <text:p>29057</text:p>
              </table:table-cell>
              <table:table-cell office:value-type="float" office:value="0.049179199504422">
                <text:p>0.049179199504422</text:p>
              </table:table-cell>
              <table:table-cell office:value-type="float" office:value="0.162955570086382">
                <text:p>0.162955570086382</text:p>
              </table:table-cell>
              <table:table-cell office:value-type="float" office:value="0.030285301304333">
                <text:p>0.030285301304333</text:p>
              </table:table-cell>
              <table:table-cell office:value-type="float" office:value="0.110403689300341">
                <text:p>0.1104036893003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001">
                <text:p>28001</text:p>
              </table:table-cell>
              <table:table-cell office:value-type="float" office:value="0.048319702867755">
                <text:p>0.048319702867755</text:p>
              </table:table-cell>
              <table:table-cell office:value-type="float" office:value="0.160815685154102">
                <text:p>0.160815685154102</text:p>
              </table:table-cell>
              <table:table-cell office:value-type="float" office:value="0.029213242384201">
                <text:p>0.029213242384201</text:p>
              </table:table-cell>
              <table:table-cell office:value-type="float" office:value="0.111281739937859">
                <text:p>0.1112817399378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110">
                <text:p>27110</text:p>
              </table:table-cell>
              <table:table-cell office:value-type="float" office:value="0.047030616008853">
                <text:p>0.047030616008853</text:p>
              </table:table-cell>
              <table:table-cell office:value-type="float" office:value="0.159498340095906">
                <text:p>0.159498340095906</text:p>
              </table:table-cell>
              <table:table-cell office:value-type="float" office:value="0.028697897454814">
                <text:p>0.028697897454814</text:p>
              </table:table-cell>
              <table:table-cell office:value-type="float" office:value="0.112836591663593">
                <text:p>0.11283659166359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310">
                <text:p>26310</text:p>
              </table:table-cell>
              <table:table-cell office:value-type="float" office:value="0.046294184720639">
                <text:p>0.046294184720639</text:p>
              </table:table-cell>
              <table:table-cell office:value-type="float" office:value="0.157924743443558">
                <text:p>0.157924743443558</text:p>
              </table:table-cell>
              <table:table-cell office:value-type="float" office:value="0.028126187761308">
                <text:p>0.028126187761308</text:p>
              </table:table-cell>
              <table:table-cell office:value-type="float" office:value="0.114063093880654">
                <text:p>0.1140630938806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463">
                <text:p>25463</text:p>
              </table:table-cell>
              <table:table-cell office:value-type="float" office:value="0.045399206692063">
                <text:p>0.045399206692063</text:p>
              </table:table-cell>
              <table:table-cell office:value-type="float" office:value="0.156933589914778">
                <text:p>0.156933589914778</text:p>
              </table:table-cell>
              <table:table-cell office:value-type="float" office:value="0.02784432313553">
                <text:p>0.02784432313553</text:p>
              </table:table-cell>
              <table:table-cell office:value-type="float" office:value="0.114636924164474">
                <text:p>0.1146369241644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791">
                <text:p>24791</text:p>
              </table:table-cell>
              <table:table-cell office:value-type="float" office:value="0.044975999354605">
                <text:p>0.044975999354605</text:p>
              </table:table-cell>
              <table:table-cell office:value-type="float" office:value="0.155056270420717">
                <text:p>0.155056270420717</text:p>
              </table:table-cell>
              <table:table-cell office:value-type="float" office:value="0.026985599612763">
                <text:p>0.026985599612763</text:p>
              </table:table-cell>
              <table:table-cell office:value-type="float" office:value="0.115485458432496">
                <text:p>0.11548545843249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206">
                <text:p>24206</text:p>
              </table:table-cell>
              <table:table-cell office:value-type="float" office:value="0.044203916384368">
                <text:p>0.044203916384368</text:p>
              </table:table-cell>
              <table:table-cell office:value-type="float" office:value="0.153928777988928">
                <text:p>0.153928777988928</text:p>
              </table:table-cell>
              <table:table-cell office:value-type="float" office:value="0.026398413616459">
                <text:p>0.026398413616459</text:p>
              </table:table-cell>
              <table:table-cell office:value-type="float" office:value="0.11501280674213">
                <text:p>0.1150128067421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534">
                <text:p>23534</text:p>
              </table:table-cell>
              <table:table-cell office:value-type="float" office:value="0.043384040112178">
                <text:p>0.043384040112178</text:p>
              </table:table-cell>
              <table:table-cell office:value-type="float" office:value="0.152927679102575">
                <text:p>0.152927679102575</text:p>
              </table:table-cell>
              <table:table-cell office:value-type="float" office:value="0.026302371037648">
                <text:p>0.026302371037648</text:p>
              </table:table-cell>
              <table:table-cell office:value-type="float" office:value="0.11540749553837">
                <text:p>0.1154074955383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994">
                <text:p>22994</text:p>
              </table:table-cell>
              <table:table-cell office:value-type="float" office:value="0.042489345046534">
                <text:p>0.042489345046534</text:p>
              </table:table-cell>
              <table:table-cell office:value-type="float" office:value="0.150647995129164">
                <text:p>0.150647995129164</text:p>
              </table:table-cell>
              <table:table-cell office:value-type="float" office:value="0.025919805166565">
                <text:p>0.025919805166565</text:p>
              </table:table-cell>
              <table:table-cell office:value-type="float" office:value="0.116117247977733">
                <text:p>0.1161172479777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418">
                <text:p>22418</text:p>
              </table:table-cell>
              <table:table-cell office:value-type="float" office:value="0.041484521366759">
                <text:p>0.041484521366759</text:p>
              </table:table-cell>
              <table:table-cell office:value-type="float" office:value="0.148095280578107">
                <text:p>0.148095280578107</text:p>
              </table:table-cell>
              <table:table-cell office:value-type="float" office:value="0.025872067088946">
                <text:p>0.025872067088946</text:p>
              </table:table-cell>
              <table:table-cell office:value-type="float" office:value="0.117851726291373">
                <text:p>0.1178517262913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942">
                <text:p>21942</text:p>
              </table:table-cell>
              <table:table-cell office:value-type="float" office:value="0.040607054963085">
                <text:p>0.040607054963085</text:p>
              </table:table-cell>
              <table:table-cell office:value-type="float" office:value="0.145474432595023">
                <text:p>0.145474432595023</text:p>
              </table:table-cell>
              <table:table-cell office:value-type="float" office:value="0.02574970376447">
                <text:p>0.02574970376447</text:p>
              </table:table-cell>
              <table:table-cell office:value-type="float" office:value="0.119041108376629">
                <text:p>0.11904110837662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492">
                <text:p>21492</text:p>
              </table:table-cell>
              <table:table-cell office:value-type="float" office:value="0.039921831379118">
                <text:p>0.039921831379118</text:p>
              </table:table-cell>
              <table:table-cell office:value-type="float" office:value="0.143727898753024">
                <text:p>0.143727898753024</text:p>
              </table:table-cell>
              <table:table-cell office:value-type="float" office:value="0.025311743904709">
                <text:p>0.025311743904709</text:p>
              </table:table-cell>
              <table:table-cell office:value-type="float" office:value="0.120091196724363">
                <text:p>0.1200911967243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979">
                <text:p>20979</text:p>
              </table:table-cell>
              <table:table-cell office:value-type="float" office:value="0.039277372610706">
                <text:p>0.039277372610706</text:p>
              </table:table-cell>
              <table:table-cell office:value-type="float" office:value="0.141808475141809">
                <text:p>0.141808475141809</text:p>
              </table:table-cell>
              <table:table-cell office:value-type="float" office:value="0.024929691596358">
                <text:p>0.024929691596358</text:p>
              </table:table-cell>
              <table:table-cell office:value-type="float" office:value="0.120835120835121">
                <text:p>0.120835120835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00%" draw:dots2="1" draw:dots2-length="100%" draw:distance="300%"/>
    <draw:stroke-dash draw:name="ChartDash_20_2" draw:display-name="ChartDash 2" draw:style="rect" draw:dots1="1" draw:dots1-length="600%" draw:distance="300%"/>
    <draw:stroke-dash draw:name="ChartDash_20_3" draw:display-name="ChartDash 3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3" svg:stroke-width="0.08cm" svg:stroke-color="#00a933" draw:fill-color="#00a933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6cm" svg:y="2.707cm" style:legend-expansion="high" chart:style-name="ch2"/>
        <chart:plot-area chart:style-name="ch3" table:cell-range-address="CAUSE.A24:CAUSE.H44" chart:data-source-has-labels="both" svg:x="0.32cm" svg:y="0.18cm" svg:width="11.92cm" svg:height="8.64cm">
          <chartooo:coordinate-region svg:x="1.55cm" svg:y="0.379cm" svg:width="9.406cm" svg:height="7.794cm"/>
          <chart:axis chart:dimension="x" chart:name="primary-x" chart:style-name="ch4" chartooo:axis-type="auto">
            <chartooo:date-scale/>
            <chart:categories table:cell-range-address="CAUSE.A25:CAUS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5:CAUSE.B44" chart:label-cell-address="CAUSE.B24:CAUSE.B24" chart:class="chart:line">
            <chart:data-point chart:repeated="20"/>
          </chart:series>
          <chart:series chart:attached-axis="primary-y" chart:style-name="ch9" chart:values-cell-range-address="CAUSE.C25:CAUSE.C44" chart:label-cell-address="CAUSE.C24:CAUSE.C24" chart:class="chart:line">
            <chart:data-point chart:repeated="20"/>
          </chart:series>
          <chart:series chart:attached-axis="primary-y" chart:style-name="ch10" chart:values-cell-range-address="CAUSE.D25:CAUSE.D44" chart:label-cell-address="CAUSE.D24:CAUSE.D24" chart:class="chart:line">
            <chart:data-point chart:repeated="20"/>
          </chart:series>
          <chart:series chart:attached-axis="primary-y" chart:style-name="ch11" chart:values-cell-range-address="CAUSE.E25:CAUSE.E44" chart:label-cell-address="CAUSE.E24:CAUSE.E24" chart:class="chart:line">
            <chart:data-point chart:repeated="20"/>
          </chart:series>
          <chart:series chart:attached-axis="primary-y" chart:style-name="ch12" chart:values-cell-range-address="CAUSE.F25:CAUSE.F44" chart:label-cell-address="CAUSE.F24:CAUSE.F24" chart:class="chart:line">
            <chart:data-point chart:repeated="20"/>
          </chart:series>
          <chart:series chart:attached-axis="primary-y" chart:style-name="ch13" chart:values-cell-range-address="CAUSE.G25:CAUSE.G44" chart:label-cell-address="CAUSE.G24:CAUSE.G24" chart:class="chart:line">
            <chart:data-point chart:repeated="20"/>
          </chart:series>
          <chart:series chart:attached-axis="primary-y" chart:style-name="ch14" chart:values-cell-range-address="CAUSE.H25:CAUSE.H44" chart:label-cell-address="CAUSE.H24:CAUSE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CAUSE.B24:CAUSE.B24</svg:desc>
                </draw:g>
              </table:table-cell>
              <table:table-cell office:value-type="string">
                <text:p>H &amp; C</text:p>
                <draw:g>
                  <svg:desc>CAUSE.C24:CAUSE.C24</svg:desc>
                </draw:g>
              </table:table-cell>
              <table:table-cell office:value-type="string">
                <text:p>HC</text:p>
                <draw:g>
                  <svg:desc>CAUSE.D24:CAUSE.D24</svg:desc>
                </draw:g>
              </table:table-cell>
              <table:table-cell office:value-type="string">
                <text:p>Neg(HC)</text:p>
                <draw:g>
                  <svg:desc>CAUSE.E24:CAUSE.E24</svg:desc>
                </draw:g>
              </table:table-cell>
              <table:table-cell office:value-type="string">
                <text:p>N &amp; C</text:p>
                <draw:g>
                  <svg:desc>CAUSE.F24:CAUSE.F24</svg:desc>
                </draw:g>
              </table:table-cell>
              <table:table-cell office:value-type="string">
                <text:p>NC</text:p>
                <draw:g>
                  <svg:desc>CAUSE.G24:CAUSE.G24</svg:desc>
                </draw:g>
              </table:table-cell>
              <table:table-cell office:value-type="string">
                <text:p>Neg(NC)</text:p>
                <draw:g>
                  <svg:desc>CAUSE.H24:CAUSE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5:CAUSE.A44</svg:desc>
                </draw:g>
              </table:table-cell>
              <table:table-cell office:value-type="float" office:value="57368">
                <text:p>57368</text:p>
                <draw:g>
                  <svg:desc>CAUSE.B25:CAUSE.B44</svg:desc>
                </draw:g>
              </table:table-cell>
              <table:table-cell office:value-type="float" office:value="0.0116">
                <text:p>0.0116</text:p>
                <draw:g>
                  <svg:desc>CAUSE.C25:CAUSE.C44</svg:desc>
                </draw:g>
              </table:table-cell>
              <table:table-cell office:value-type="float" office:value="0.004">
                <text:p>0.004</text:p>
                <draw:g>
                  <svg:desc>CAUSE.D25:CAUSE.D44</svg:desc>
                </draw:g>
              </table:table-cell>
              <table:table-cell office:value-type="float" office:value="0">
                <text:p>0</text:p>
                <draw:g>
                  <svg:desc>CAUSE.E25:CAUSE.E44</svg:desc>
                </draw:g>
              </table:table-cell>
              <table:table-cell office:value-type="float" office:value="0.0138">
                <text:p>0.0138</text:p>
                <draw:g>
                  <svg:desc>CAUSE.F25:CAUSE.F44</svg:desc>
                </draw:g>
              </table:table-cell>
              <table:table-cell office:value-type="float" office:value="0.0022">
                <text:p>0.0022</text:p>
                <draw:g>
                  <svg:desc>CAUSE.G25:CAUSE.G44</svg:desc>
                </draw:g>
              </table:table-cell>
              <table:table-cell office:value-type="float" office:value="0">
                <text:p>0</text:p>
                <draw:g>
                  <svg:desc>CAUSE.H25:CAUSE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169">
                <text:p>38169</text:p>
              </table:table-cell>
              <table:table-cell office:value-type="float" office:value="0.0095">
                <text:p>0.0095</text:p>
              </table:table-cell>
              <table:table-cell office:value-type="float" office:value="0.0031">
                <text:p>0.0031</text:p>
              </table:table-cell>
              <table:table-cell office:value-type="float" office:value="0">
                <text:p>0</text:p>
              </table:table-cell>
              <table:table-cell office:value-type="float" office:value="0.0139">
                <text:p>0.0139</text:p>
              </table:table-cell>
              <table:table-cell office:value-type="float" office:value="0.0017">
                <text:p>0.0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303">
                <text:p>31303</text:p>
              </table:table-cell>
              <table:table-cell office:value-type="float" office:value="0.0084">
                <text:p>0.0084</text:p>
              </table:table-cell>
              <table:table-cell office:value-type="float" office:value="0.0029">
                <text:p>0.0029</text:p>
              </table:table-cell>
              <table:table-cell office:value-type="float" office:value="0">
                <text:p>0</text:p>
              </table:table-cell>
              <table:table-cell office:value-type="float" office:value="0.0137">
                <text:p>0.0137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805">
                <text:p>27805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143">
                <text:p>0.0143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537">
                <text:p>25537</text:p>
              </table:table-cell>
              <table:table-cell office:value-type="float" office:value="0.0074">
                <text:p>0.0074</text:p>
              </table:table-cell>
              <table:table-cell office:value-type="float" office:value="0.0029">
                <text:p>0.0029</text:p>
              </table:table-cell>
              <table:table-cell office:value-type="float" office:value="0">
                <text:p>0</text:p>
              </table:table-cell>
              <table:table-cell office:value-type="float" office:value="0.0143">
                <text:p>0.0143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0506">
                <text:p>30506</text:p>
              </table:table-cell>
              <table:table-cell office:value-type="float" office:value="0.009571887497541">
                <text:p>0.009571887497541</text:p>
              </table:table-cell>
              <table:table-cell office:value-type="float" office:value="0.003310824100177">
                <text:p>0.003310824100177</text:p>
              </table:table-cell>
              <table:table-cell office:value-type="float" office:value="0">
                <text:p>0</text:p>
              </table:table-cell>
              <table:table-cell office:value-type="float" office:value="0.016685242247427">
                <text:p>0.016685242247427</text:p>
              </table:table-cell>
              <table:table-cell office:value-type="float" office:value="0.001540680521865">
                <text:p>0.00154068052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057">
                <text:p>29057</text:p>
              </table:table-cell>
              <table:table-cell office:value-type="float" office:value="0.009120005506418">
                <text:p>0.009120005506418</text:p>
              </table:table-cell>
              <table:table-cell office:value-type="float" office:value="0.003200605706026">
                <text:p>0.003200605706026</text:p>
              </table:table-cell>
              <table:table-cell office:value-type="float" office:value="0">
                <text:p>0</text:p>
              </table:table-cell>
              <table:table-cell office:value-type="float" office:value="0.017138727329043">
                <text:p>0.017138727329043</text:p>
              </table:table-cell>
              <table:table-cell office:value-type="float" office:value="0.001583095295454">
                <text:p>0.001583095295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001">
                <text:p>28001</text:p>
              </table:table-cell>
              <table:table-cell office:value-type="float" office:value="0.008856826541909">
                <text:p>0.008856826541909</text:p>
              </table:table-cell>
              <table:table-cell office:value-type="float" office:value="0.003214170922467">
                <text:p>0.003214170922467</text:p>
              </table:table-cell>
              <table:table-cell office:value-type="float" office:value="0">
                <text:p>0</text:p>
              </table:table-cell>
              <table:table-cell office:value-type="float" office:value="0.017035105889075">
                <text:p>0.017035105889075</text:p>
              </table:table-cell>
              <table:table-cell office:value-type="float" office:value="0.001357094389486">
                <text:p>0.001357094389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110">
                <text:p>27110</text:p>
              </table:table-cell>
              <table:table-cell office:value-type="float" office:value="0.008557727775729">
                <text:p>0.008557727775729</text:p>
              </table:table-cell>
              <table:table-cell office:value-type="float" office:value="0.00313537440059">
                <text:p>0.00313537440059</text:p>
              </table:table-cell>
              <table:table-cell office:value-type="float" office:value="0">
                <text:p>0</text:p>
              </table:table-cell>
              <table:table-cell office:value-type="float" office:value="0.017041682036149">
                <text:p>0.017041682036149</text:p>
              </table:table-cell>
              <table:table-cell office:value-type="float" office:value="0.001364810033198">
                <text:p>0.001364810033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310">
                <text:p>26310</text:p>
              </table:table-cell>
              <table:table-cell office:value-type="float" office:value="0.008209806157355">
                <text:p>0.008209806157355</text:p>
              </table:table-cell>
              <table:table-cell office:value-type="float" office:value="0.003078677309008">
                <text:p>0.003078677309008</text:p>
              </table:table-cell>
              <table:table-cell office:value-type="float" office:value="0">
                <text:p>0</text:p>
              </table:table-cell>
              <table:table-cell office:value-type="float" office:value="0.017065754465983">
                <text:p>0.017065754465983</text:p>
              </table:table-cell>
              <table:table-cell office:value-type="float" office:value="0.001216267578867">
                <text:p>0.001216267578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463">
                <text:p>25463</text:p>
              </table:table-cell>
              <table:table-cell office:value-type="float" office:value="0.008129442720811">
                <text:p>0.008129442720811</text:p>
              </table:table-cell>
              <table:table-cell office:value-type="float" office:value="0.00306326827161">
                <text:p>0.00306326827161</text:p>
              </table:table-cell>
              <table:table-cell office:value-type="float" office:value="0">
                <text:p>0</text:p>
              </table:table-cell>
              <table:table-cell office:value-type="float" office:value="0.017044338844598">
                <text:p>0.017044338844598</text:p>
              </table:table-cell>
              <table:table-cell office:value-type="float" office:value="0.001217452774614">
                <text:p>0.001217452774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791">
                <text:p>24791</text:p>
              </table:table-cell>
              <table:table-cell office:value-type="float" office:value="0.007422048323989">
                <text:p>0.007422048323989</text:p>
              </table:table-cell>
              <table:table-cell office:value-type="float" office:value="0.003025291436408">
                <text:p>0.003025291436408</text:p>
              </table:table-cell>
              <table:table-cell office:value-type="float" office:value="0">
                <text:p>0</text:p>
              </table:table-cell>
              <table:table-cell office:value-type="float" office:value="0.017143318139648">
                <text:p>0.017143318139648</text:p>
              </table:table-cell>
              <table:table-cell office:value-type="float" office:value="0.001210116574563">
                <text:p>0.001210116574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206">
                <text:p>24206</text:p>
              </table:table-cell>
              <table:table-cell office:value-type="float" office:value="0.00722961249277">
                <text:p>0.00722961249277</text:p>
              </table:table-cell>
              <table:table-cell office:value-type="float" office:value="0.003057093282657">
                <text:p>0.003057093282657</text:p>
              </table:table-cell>
              <table:table-cell office:value-type="float" office:value="0">
                <text:p>0</text:p>
              </table:table-cell>
              <table:table-cell office:value-type="float" office:value="0.017020573411551">
                <text:p>0.017020573411551</text:p>
              </table:table-cell>
              <table:table-cell office:value-type="float" office:value="0.001074113856069">
                <text:p>0.001074113856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534">
                <text:p>23534</text:p>
              </table:table-cell>
              <table:table-cell office:value-type="float" office:value="0.007308574827909">
                <text:p>0.007308574827909</text:p>
              </table:table-cell>
              <table:table-cell office:value-type="float" office:value="0.00310189513045">
                <text:p>0.00310189513045</text:p>
              </table:table-cell>
              <table:table-cell office:value-type="float" office:value="0">
                <text:p>0</text:p>
              </table:table-cell>
              <table:table-cell office:value-type="float" office:value="0.017081669074531">
                <text:p>0.017081669074531</text:p>
              </table:table-cell>
              <table:table-cell office:value-type="float" office:value="0.001062292852894">
                <text:p>0.001062292852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994">
                <text:p>22994</text:p>
              </table:table-cell>
              <table:table-cell office:value-type="float" office:value="0.007175784987388">
                <text:p>0.007175784987388</text:p>
              </table:table-cell>
              <table:table-cell office:value-type="float" office:value="0.003044272418892">
                <text:p>0.003044272418892</text:p>
              </table:table-cell>
              <table:table-cell office:value-type="float" office:value="0">
                <text:p>0</text:p>
              </table:table-cell>
              <table:table-cell office:value-type="float" office:value="0.016656519091937">
                <text:p>0.016656519091937</text:p>
              </table:table-cell>
              <table:table-cell office:value-type="float" office:value="0.00104375054362">
                <text:p>0.00104375054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418">
                <text:p>22418</text:p>
              </table:table-cell>
              <table:table-cell office:value-type="float" office:value="0.007181728967794">
                <text:p>0.007181728967794</text:p>
              </table:table-cell>
              <table:table-cell office:value-type="float" office:value="0.003033276831118">
                <text:p>0.003033276831118</text:p>
              </table:table-cell>
              <table:table-cell office:value-type="float" office:value="0">
                <text:p>0</text:p>
              </table:table-cell>
              <table:table-cell office:value-type="float" office:value="0.016772236595593">
                <text:p>0.016772236595593</text:p>
              </table:table-cell>
              <table:table-cell office:value-type="float" office:value="0.000981354268891">
                <text:p>0.000981354268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942">
                <text:p>21942</text:p>
              </table:table-cell>
              <table:table-cell office:value-type="float" office:value="0.007064078023881">
                <text:p>0.007064078023881</text:p>
              </table:table-cell>
              <table:table-cell office:value-type="float" office:value="0.003007929997266">
                <text:p>0.003007929997266</text:p>
              </table:table-cell>
              <table:table-cell office:value-type="float" office:value="0">
                <text:p>0</text:p>
              </table:table-cell>
              <table:table-cell office:value-type="float" office:value="0.016908212560387">
                <text:p>0.016908212560387</text:p>
              </table:table-cell>
              <table:table-cell office:value-type="float" office:value="0.001002643332422">
                <text:p>0.001002643332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492">
                <text:p>21492</text:p>
              </table:table-cell>
              <table:table-cell office:value-type="float" office:value="0.006700167504188">
                <text:p>0.006700167504188</text:p>
              </table:table-cell>
              <table:table-cell office:value-type="float" office:value="0.002698678578076">
                <text:p>0.002698678578076</text:p>
              </table:table-cell>
              <table:table-cell office:value-type="float" office:value="0">
                <text:p>0</text:p>
              </table:table-cell>
              <table:table-cell office:value-type="float" office:value="0.017076121347478">
                <text:p>0.017076121347478</text:p>
              </table:table-cell>
              <table:table-cell office:value-type="float" office:value="0.000977107761027">
                <text:p>0.00097710776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979">
                <text:p>20979</text:p>
              </table:table-cell>
              <table:table-cell office:value-type="float" office:value="0.006435006435006">
                <text:p>0.006435006435006</text:p>
              </table:table-cell>
              <table:table-cell office:value-type="float" office:value="0.002621669288336">
                <text:p>0.002621669288336</text:p>
              </table:table-cell>
              <table:table-cell office:value-type="float" office:value="0">
                <text:p>0</text:p>
              </table:table-cell>
              <table:table-cell office:value-type="float" office:value="0.017112350445684">
                <text:p>0.017112350445684</text:p>
              </table:table-cell>
              <table:table-cell office:value-type="float" office:value="0.001001001001001">
                <text:p>0.001001001001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e8a202" draw:fill-color="#e8a202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57cm" svg:y="3.454cm" style:legend-expansion="high" chart:style-name="ch2"/>
        <chart:plot-area chart:style-name="ch3" table:cell-range-address="CONSERVE.A1:CONSERVE.E21" chart:data-source-has-labels="both" svg:x="0.32cm" svg:y="0.18cm" svg:width="11.417cm" svg:height="8.64cm">
          <chartooo:coordinate-region svg:x="1.735cm" svg:y="0.38cm" svg:width="8.242cm" svg:height="7.793cm"/>
          <chart:axis chart:dimension="x" chart:name="primary-x" chart:style-name="ch4" chartooo:axis-type="auto">
            <chartooo:date-scale/>
            <chart:categories table:cell-range-address="CONSERVE.A2:CONSERV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ONSERVE.B2:CONSERVE.B21" chart:label-cell-address="CONSERVE.B1:CONSERVE.B1" chart:class="chart:line">
            <chart:data-point chart:repeated="20"/>
          </chart:series>
          <chart:series chart:attached-axis="primary-y" chart:style-name="ch9" chart:values-cell-range-address="CONSERVE.C2:CONSERVE.C21" chart:label-cell-address="CONSERVE.C1:CONSERVE.C1" chart:class="chart:line">
            <chart:data-point chart:repeated="20"/>
          </chart:series>
          <chart:series chart:attached-axis="primary-y" chart:style-name="ch10" chart:values-cell-range-address="CONSERVE.D2:CONSERVE.D21" chart:label-cell-address="CONSERVE.D1:CONSERVE.D1" chart:class="chart:line">
            <chart:data-point chart:repeated="20"/>
          </chart:series>
          <chart:series chart:attached-axis="primary-y" chart:style-name="ch11" chart:values-cell-range-address="CONSERVE.E2:CONSERVE.E21" chart:label-cell-address="CONSERVE.E1:CONSERVE.E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CONSERVE.B1:CONSERVE.B1</svg:desc>
                </draw:g>
              </table:table-cell>
              <table:table-cell office:value-type="string">
                <text:p>NEGATION</text:p>
                <draw:g>
                  <svg:desc>CONSERVE.C1:CONSERVE.C1</svg:desc>
                </draw:g>
              </table:table-cell>
              <table:table-cell office:value-type="string">
                <text:p>ENERGY</text:p>
                <draw:g>
                  <svg:desc>CONSERVE.D1:CONSERVE.D1</svg:desc>
                </draw:g>
              </table:table-cell>
              <table:table-cell office:value-type="string">
                <text:p>CONSERV.</text:p>
                <draw:g>
                  <svg:desc>CONSERVE.E1:CONSERVE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NSERVE.A2:CONSERVE.A21</svg:desc>
                </draw:g>
              </table:table-cell>
              <table:table-cell office:value-type="float" office:value="57368">
                <text:p>57368</text:p>
                <draw:g>
                  <svg:desc>CONSERVE.B2:CONSERVE.B21</svg:desc>
                </draw:g>
              </table:table-cell>
              <table:table-cell office:value-type="float" office:value="0.069">
                <text:p>0.069</text:p>
                <draw:g>
                  <svg:desc>CONSERVE.C2:CONSERVE.C21</svg:desc>
                </draw:g>
              </table:table-cell>
              <table:table-cell office:value-type="float" office:value="0.1089">
                <text:p>0.1089</text:p>
                <draw:g>
                  <svg:desc>CONSERVE.D2:CONSERVE.D21</svg:desc>
                </draw:g>
              </table:table-cell>
              <table:table-cell office:value-type="float" office:value="0.2809">
                <text:p>0.2809</text:p>
                <draw:g>
                  <svg:desc>CONSERVE.E2:CONSERVE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169">
                <text:p>38169</text:p>
              </table:table-cell>
              <table:table-cell office:value-type="float" office:value="0.057">
                <text:p>0.057</text:p>
              </table:table-cell>
              <table:table-cell office:value-type="float" office:value="0.1343">
                <text:p>0.1343</text:p>
              </table:table-cell>
              <table:table-cell office:value-type="float" office:value="0.2435">
                <text:p>0.24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303">
                <text:p>31303</text:p>
              </table:table-cell>
              <table:table-cell office:value-type="float" office:value="0.0507">
                <text:p>0.0507</text:p>
              </table:table-cell>
              <table:table-cell office:value-type="float" office:value="0.1523">
                <text:p>0.1523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805">
                <text:p>27805</text:p>
              </table:table-cell>
              <table:table-cell office:value-type="float" office:value="0.047">
                <text:p>0.047</text:p>
              </table:table-cell>
              <table:table-cell office:value-type="float" office:value="0.1634">
                <text:p>0.1634</text:p>
              </table:table-cell>
              <table:table-cell office:value-type="float" office:value="0.2169">
                <text:p>0.21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537">
                <text:p>25537</text:p>
              </table:table-cell>
              <table:table-cell office:value-type="float" office:value="0.0444">
                <text:p>0.0444</text:p>
              </table:table-cell>
              <table:table-cell office:value-type="float" office:value="0.1722">
                <text:p>0.1722</text:p>
              </table:table-cell>
              <table:table-cell office:value-type="float" office:value="0.2114">
                <text:p>0.21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0506">
                <text:p>30506</text:p>
              </table:table-cell>
              <table:table-cell office:value-type="float" office:value="0.05084245722153">
                <text:p>0.05084245722153</text:p>
              </table:table-cell>
              <table:table-cell office:value-type="float" office:value="0.067593260342228">
                <text:p>0.067593260342228</text:p>
              </table:table-cell>
              <table:table-cell office:value-type="float" office:value="0.226447256277454">
                <text:p>0.2264472562774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057">
                <text:p>29057</text:p>
              </table:table-cell>
              <table:table-cell office:value-type="float" office:value="0.049179199504422">
                <text:p>0.049179199504422</text:p>
              </table:table-cell>
              <table:table-cell office:value-type="float" office:value="0.067143889596311">
                <text:p>0.067143889596311</text:p>
              </table:table-cell>
              <table:table-cell office:value-type="float" office:value="0.223560587810166">
                <text:p>0.2235605878101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001">
                <text:p>28001</text:p>
              </table:table-cell>
              <table:table-cell office:value-type="float" office:value="0.048319702867755">
                <text:p>0.048319702867755</text:p>
              </table:table-cell>
              <table:table-cell office:value-type="float" office:value="0.067926145494804">
                <text:p>0.067926145494804</text:p>
              </table:table-cell>
              <table:table-cell office:value-type="float" office:value="0.221670654619478">
                <text:p>0.2216706546194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110">
                <text:p>27110</text:p>
              </table:table-cell>
              <table:table-cell office:value-type="float" office:value="0.047030616008853">
                <text:p>0.047030616008853</text:p>
              </table:table-cell>
              <table:table-cell office:value-type="float" office:value="0.068314275175212">
                <text:p>0.068314275175212</text:p>
              </table:table-cell>
              <table:table-cell office:value-type="float" office:value="0.221357432681667">
                <text:p>0.2213574326816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310">
                <text:p>26310</text:p>
              </table:table-cell>
              <table:table-cell office:value-type="float" office:value="0.046294184720639">
                <text:p>0.046294184720639</text:p>
              </table:table-cell>
              <table:table-cell office:value-type="float" office:value="0.068529076396807">
                <text:p>0.068529076396807</text:p>
              </table:table-cell>
              <table:table-cell office:value-type="float" office:value="0.219004180919802">
                <text:p>0.2190041809198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463">
                <text:p>25463</text:p>
              </table:table-cell>
              <table:table-cell office:value-type="float" office:value="0.045399206692063">
                <text:p>0.045399206692063</text:p>
              </table:table-cell>
              <table:table-cell office:value-type="float" office:value="0.068962808781369">
                <text:p>0.068962808781369</text:p>
              </table:table-cell>
              <table:table-cell office:value-type="float" office:value="0.217884773985783">
                <text:p>0.21788477398578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791">
                <text:p>24791</text:p>
              </table:table-cell>
              <table:table-cell office:value-type="float" office:value="0.044975999354605">
                <text:p>0.044975999354605</text:p>
              </table:table-cell>
              <table:table-cell office:value-type="float" office:value="0.068613609777742">
                <text:p>0.068613609777742</text:p>
              </table:table-cell>
              <table:table-cell office:value-type="float" office:value="0.216409180751079">
                <text:p>0.21640918075107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206">
                <text:p>24206</text:p>
              </table:table-cell>
              <table:table-cell office:value-type="float" office:value="0.044203916384368">
                <text:p>0.044203916384368</text:p>
              </table:table-cell>
              <table:table-cell office:value-type="float" office:value="0.069156407502272">
                <text:p>0.069156407502272</text:p>
              </table:table-cell>
              <table:table-cell office:value-type="float" office:value="0.215442452284557">
                <text:p>0.2154424522845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534">
                <text:p>23534</text:p>
              </table:table-cell>
              <table:table-cell office:value-type="float" office:value="0.043384040112178">
                <text:p>0.043384040112178</text:p>
              </table:table-cell>
              <table:table-cell office:value-type="float" office:value="0.068199201155775">
                <text:p>0.068199201155775</text:p>
              </table:table-cell>
              <table:table-cell office:value-type="float" office:value="0.212713520863432">
                <text:p>0.2127135208634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994">
                <text:p>22994</text:p>
              </table:table-cell>
              <table:table-cell office:value-type="float" office:value="0.042489345046534">
                <text:p>0.042489345046534</text:p>
              </table:table-cell>
              <table:table-cell office:value-type="float" office:value="0.067408889275463">
                <text:p>0.067408889275463</text:p>
              </table:table-cell>
              <table:table-cell office:value-type="float" office:value="0.212272766808733">
                <text:p>0.2122727668087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418">
                <text:p>22418</text:p>
              </table:table-cell>
              <table:table-cell office:value-type="float" office:value="0.041484521366759">
                <text:p>0.041484521366759</text:p>
              </table:table-cell>
              <table:table-cell office:value-type="float" office:value="0.067981086626818">
                <text:p>0.067981086626818</text:p>
              </table:table-cell>
              <table:table-cell office:value-type="float" office:value="0.210857346774913">
                <text:p>0.2108573467749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942">
                <text:p>21942</text:p>
              </table:table-cell>
              <table:table-cell office:value-type="float" office:value="0.040607054963085">
                <text:p>0.040607054963085</text:p>
              </table:table-cell>
              <table:table-cell office:value-type="float" office:value="0.068179746604685">
                <text:p>0.068179746604685</text:p>
              </table:table-cell>
              <table:table-cell office:value-type="float" office:value="0.209324582991523">
                <text:p>0.20932458299152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492">
                <text:p>21492</text:p>
              </table:table-cell>
              <table:table-cell office:value-type="float" office:value="0.039921831379118">
                <text:p>0.039921831379118</text:p>
              </table:table-cell>
              <table:table-cell office:value-type="float" office:value="0.068816303740927">
                <text:p>0.068816303740927</text:p>
              </table:table-cell>
              <table:table-cell office:value-type="float" office:value="0.207891308393821">
                <text:p>0.2078913083938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979">
                <text:p>20979</text:p>
              </table:table-cell>
              <table:table-cell office:value-type="float" office:value="0.039277372610706">
                <text:p>0.039277372610706</text:p>
              </table:table-cell>
              <table:table-cell office:value-type="float" office:value="0.068592401925735">
                <text:p>0.068592401925735</text:p>
              </table:table-cell>
              <table:table-cell office:value-type="float" office:value="0.20711187377854">
                <text:p>0.207111873778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stroke-dash draw:name="ChartDash_20_1" draw:display-name="ChartDash 1" draw:style="rect" draw:dots1="1" draw:dots1-length="197%" draw:distance="127%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01cm" svg:y="3.703cm" style:legend-expansion="high" chart:style-name="ch2"/>
        <chart:plot-area chart:style-name="ch3" table:cell-range-address="CONSERVE.A24:CONSERVE.D44" chart:data-source-has-labels="both" svg:x="0.32cm" svg:y="0.18cm" svg:width="11.761cm" svg:height="8.64cm">
          <chartooo:coordinate-region svg:x="1.55cm" svg:y="0.379cm" svg:width="9.247cm" svg:height="7.794cm"/>
          <chart:axis chart:dimension="x" chart:name="primary-x" chart:style-name="ch4" chartooo:axis-type="auto">
            <chartooo:date-scale/>
            <chart:categories table:cell-range-address="CONSERVE.A25:CONSERV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ONSERVE.B25:CONSERVE.B44" chart:label-cell-address="CONSERVE.B24:CONSERVE.B24" chart:class="chart:line">
            <chart:data-point chart:repeated="20"/>
          </chart:series>
          <chart:series chart:attached-axis="primary-y" chart:style-name="ch9" chart:values-cell-range-address="CONSERVE.C25:CONSERVE.C44" chart:label-cell-address="CONSERVE.C24:CONSERVE.C24" chart:class="chart:line">
            <chart:data-point chart:repeated="20"/>
          </chart:series>
          <chart:series chart:attached-axis="primary-y" chart:style-name="ch10" chart:values-cell-range-address="CONSERVE.D25:CONSERVE.D44" chart:label-cell-address="CONSERVE.D24:CONSERVE.D24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CONSERVE.B24:CONSERVE.B24</svg:desc>
                </draw:g>
              </table:table-cell>
              <table:table-cell office:value-type="string">
                <text:p>EC-Text1</text:p>
                <draw:g>
                  <svg:desc>CONSERVE.C24:CONSERVE.C24</svg:desc>
                </draw:g>
              </table:table-cell>
              <table:table-cell office:value-type="string">
                <text:p>EC-Text2</text:p>
                <draw:g>
                  <svg:desc>CONSERVE.D24:CONSERVE.D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NSERVE.A25:CONSERVE.A44</svg:desc>
                </draw:g>
              </table:table-cell>
              <table:table-cell office:value-type="float" office:value="57368">
                <text:p>57368</text:p>
                <draw:g>
                  <svg:desc>CONSERVE.B25:CONSERVE.B44</svg:desc>
                </draw:g>
              </table:table-cell>
              <table:table-cell office:value-type="float" office:value="0.0201">
                <text:p>0.0201</text:p>
                <draw:g>
                  <svg:desc>CONSERVE.C25:CONSERVE.C44</svg:desc>
                </draw:g>
              </table:table-cell>
              <table:table-cell office:value-type="float" office:value="0.0063">
                <text:p>0.0063</text:p>
                <draw:g>
                  <svg:desc>CONSERVE.D25:CONSERVE.D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169">
                <text:p>38169</text:p>
              </table:table-cell>
              <table:table-cell office:value-type="float" office:value="0.0188">
                <text:p>0.0188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303">
                <text:p>31303</text:p>
              </table:table-cell>
              <table:table-cell office:value-type="float" office:value="0.0191">
                <text:p>0.0191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805">
                <text:p>27805</text:p>
              </table:table-cell>
              <table:table-cell office:value-type="float" office:value="0.0191">
                <text:p>0.0191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537">
                <text:p>25537</text:p>
              </table:table-cell>
              <table:table-cell office:value-type="float" office:value="0.0185">
                <text:p>0.0185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0506">
                <text:p>30506</text:p>
              </table:table-cell>
              <table:table-cell office:value-type="float" office:value="0.017111387923687">
                <text:p>0.017111387923687</text:p>
              </table:table-cell>
              <table:table-cell office:value-type="float" office:value="0.008424572215302">
                <text:p>0.0084245722153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057">
                <text:p>29057</text:p>
              </table:table-cell>
              <table:table-cell office:value-type="float" office:value="0.016381594796435">
                <text:p>0.016381594796435</text:p>
              </table:table-cell>
              <table:table-cell office:value-type="float" office:value="0.008397288088929">
                <text:p>0.0083972880889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001">
                <text:p>28001</text:p>
              </table:table-cell>
              <table:table-cell office:value-type="float" office:value="0.016392271704582">
                <text:p>0.016392271704582</text:p>
              </table:table-cell>
              <table:table-cell office:value-type="float" office:value="0.008356844398414">
                <text:p>0.0083568443984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110">
                <text:p>27110</text:p>
              </table:table-cell>
              <table:table-cell office:value-type="float" office:value="0.016525267428993">
                <text:p>0.016525267428993</text:p>
              </table:table-cell>
              <table:table-cell office:value-type="float" office:value="0.008373293987459">
                <text:p>0.0083732939874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310">
                <text:p>26310</text:p>
              </table:table-cell>
              <table:table-cell office:value-type="float" office:value="0.016039528696313">
                <text:p>0.016039528696313</text:p>
              </table:table-cell>
              <table:table-cell office:value-type="float" office:value="0.008133789433675">
                <text:p>0.0081337894336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463">
                <text:p>25463</text:p>
              </table:table-cell>
              <table:table-cell office:value-type="float" office:value="0.01563052271924">
                <text:p>0.01563052271924</text:p>
              </table:table-cell>
              <table:table-cell office:value-type="float" office:value="0.008011624710364">
                <text:p>0.00801162471036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791">
                <text:p>24791</text:p>
              </table:table-cell>
              <table:table-cell office:value-type="float" office:value="0.015529829373563">
                <text:p>0.015529829373563</text:p>
              </table:table-cell>
              <table:table-cell office:value-type="float" office:value="0.008148118268727">
                <text:p>0.0081481182687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206">
                <text:p>24206</text:p>
              </table:table-cell>
              <table:table-cell office:value-type="float" office:value="0.015657275055771">
                <text:p>0.015657275055771</text:p>
              </table:table-cell>
              <table:table-cell office:value-type="float" office:value="0.008303726348839">
                <text:p>0.00830372634883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534">
                <text:p>23534</text:p>
              </table:table-cell>
              <table:table-cell office:value-type="float" office:value="0.014829608226396">
                <text:p>0.014829608226396</text:p>
              </table:table-cell>
              <table:table-cell office:value-type="float" office:value="0.008498342823149">
                <text:p>0.0084983428231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994">
                <text:p>22994</text:p>
              </table:table-cell>
              <table:table-cell office:value-type="float" office:value="0.01491693485257">
                <text:p>0.01491693485257</text:p>
              </table:table-cell>
              <table:table-cell office:value-type="float" office:value="0.008697921196834">
                <text:p>0.00869792119683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418">
                <text:p>22418</text:p>
              </table:table-cell>
              <table:table-cell office:value-type="float" office:value="0.0149879561067">
                <text:p>0.0149879561067</text:p>
              </table:table-cell>
              <table:table-cell office:value-type="float" office:value="0.00883218842002">
                <text:p>0.008832188420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942">
                <text:p>21942</text:p>
              </table:table-cell>
              <table:table-cell office:value-type="float" office:value="0.014902925895543">
                <text:p>0.014902925895543</text:p>
              </table:table-cell>
              <table:table-cell office:value-type="float" office:value="0.008887065901012">
                <text:p>0.0088870659010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492">
                <text:p>21492</text:p>
              </table:table-cell>
              <table:table-cell office:value-type="float" office:value="0.014935790061418">
                <text:p>0.014935790061418</text:p>
              </table:table-cell>
              <table:table-cell office:value-type="float" office:value="0.008980085613251">
                <text:p>0.0089800856132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979">
                <text:p>20979</text:p>
              </table:table-cell>
              <table:table-cell office:value-type="float" office:value="0.014872014872015">
                <text:p>0.014872014872015</text:p>
              </table:table-cell>
              <table:table-cell office:value-type="float" office:value="0.009104342437676">
                <text:p>0.0091043424376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stroke-dash draw:name="ChartDash_20_1" draw:display-name="ChartDash 1" draw:style="rect" draw:dots1="1" draw:dots1-length="197%" draw:distance="127%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3" svg:stroke-width="0.08cm" svg:stroke-color="#666666" draw:fill-color="#666666" draw:opacity-name="ChartTransparencyGradient_20_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4" svg:stroke-width="0.08cm" svg:stroke-color="#00a933" draw:fill-color="#00a933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3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4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draw:stroke="dash" draw:stroke-dash="ChartDash_20_3" svg:stroke-width="0.08cm" svg:stroke-color="#4b2204" draw:fill-color="#4b2204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="dash" draw:stroke-dash="ChartDash_20_5" svg:stroke-width="0.08cm" svg:stroke-color="#4b2204" draw:fill-color="#4b22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39cm" svg:y="2.707cm" style:legend-expansion="high" chart:style-name="ch2"/>
        <chart:plot-area chart:style-name="ch3" table:cell-range-address="CAUSE.A48:CAUSE.H68" chart:data-source-has-labels="both" svg:x="0.32cm" svg:y="0.18cm" svg:width="11.999cm" svg:height="8.64cm">
          <chartooo:coordinate-region svg:x="1.734cm" svg:y="0.379cm" svg:width="9.301cm" svg:height="7.794cm"/>
          <chart:axis chart:dimension="x" chart:name="primary-x" chart:style-name="ch4" chartooo:axis-type="auto">
            <chartooo:date-scale/>
            <chart:categories table:cell-range-address="CAUSE.A49:CAUSE.A6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49:CAUSE.B68" chart:label-cell-address="CAUSE.B48:CAUSE.B48" chart:class="chart:line">
            <chart:data-point chart:repeated="20"/>
          </chart:series>
          <chart:series chart:attached-axis="primary-y" chart:style-name="ch9" chart:values-cell-range-address="CAUSE.C49:CAUSE.C68" chart:label-cell-address="CAUSE.C48:CAUSE.C48" chart:class="chart:line">
            <chart:data-point chart:repeated="20"/>
          </chart:series>
          <chart:series chart:attached-axis="primary-y" chart:style-name="ch10" chart:values-cell-range-address="CAUSE.D49:CAUSE.D68" chart:label-cell-address="CAUSE.D48:CAUSE.D48" chart:class="chart:line">
            <chart:data-point chart:repeated="20"/>
          </chart:series>
          <chart:series chart:attached-axis="primary-y" chart:style-name="ch11" chart:values-cell-range-address="CAUSE.E49:CAUSE.E68" chart:label-cell-address="CAUSE.E48:CAUSE.E48" chart:class="chart:line">
            <chart:data-point chart:repeated="20"/>
          </chart:series>
          <chart:series chart:attached-axis="primary-y" chart:style-name="ch12" chart:values-cell-range-address="CAUSE.F49:CAUSE.F68" chart:label-cell-address="CAUSE.F48:CAUSE.F48" chart:class="chart:line">
            <chart:data-point chart:repeated="20"/>
          </chart:series>
          <chart:series chart:attached-axis="primary-y" chart:style-name="ch13" chart:values-cell-range-address="CAUSE.G49:CAUSE.G68" chart:label-cell-address="CAUSE.G48:CAUSE.G48" chart:class="chart:line">
            <chart:data-point chart:repeated="20"/>
          </chart:series>
          <chart:series chart:attached-axis="primary-y" chart:style-name="ch14" chart:values-cell-range-address="CAUSE.H49:CAUSE.H68" chart:label-cell-address="CAUSE.H48:CAUSE.H48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48:CAUSE.B48</svg:desc>
                </draw:g>
              </table:table-cell>
              <table:table-cell office:value-type="string">
                <text:p>HCBA</text:p>
                <draw:g>
                  <svg:desc>CAUSE.C48:CAUSE.C48</svg:desc>
                </draw:g>
              </table:table-cell>
              <table:table-cell office:value-type="string">
                <text:p>GHCBA</text:p>
                <draw:g>
                  <svg:desc>CAUSE.D48:CAUSE.D48</svg:desc>
                </draw:g>
              </table:table-cell>
              <table:table-cell office:value-type="string">
                <text:p>DHCBA</text:p>
                <draw:g>
                  <svg:desc>CAUSE.E48:CAUSE.E48</svg:desc>
                </draw:g>
              </table:table-cell>
              <table:table-cell office:value-type="string">
                <text:p>NCBA</text:p>
                <draw:g>
                  <svg:desc>CAUSE.F48:CAUSE.F48</svg:desc>
                </draw:g>
              </table:table-cell>
              <table:table-cell office:value-type="string">
                <text:p>GNCBA</text:p>
                <draw:g>
                  <svg:desc>CAUSE.G48:CAUSE.G48</svg:desc>
                </draw:g>
              </table:table-cell>
              <table:table-cell office:value-type="string">
                <text:p>DNCBA</text:p>
                <draw:g>
                  <svg:desc>CAUSE.H48:CAUSE.H4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49:CAUSE.A68</svg:desc>
                </draw:g>
              </table:table-cell>
              <table:table-cell office:value-type="float" office:value="25682">
                <text:p>25682</text:p>
                <draw:g>
                  <svg:desc>CAUSE.B49:CAUSE.B68</svg:desc>
                </draw:g>
              </table:table-cell>
              <table:table-cell office:value-type="float" office:value="0.0075">
                <text:p>0.0075</text:p>
                <draw:g>
                  <svg:desc>CAUSE.C49:CAUSE.C68</svg:desc>
                </draw:g>
              </table:table-cell>
              <table:table-cell office:value-type="float" office:value="NaN">
                <text:p>NaN</text:p>
                <draw:g>
                  <svg:desc>CAUSE.D49:CAUSE.D68</svg:desc>
                </draw:g>
              </table:table-cell>
              <table:table-cell office:value-type="float" office:value="NaN">
                <text:p>NaN</text:p>
                <draw:g>
                  <svg:desc>CAUSE.E49:CAUSE.E68</svg:desc>
                </draw:g>
              </table:table-cell>
              <table:table-cell office:value-type="float" office:value="0.0042">
                <text:p>0.0042</text:p>
                <draw:g>
                  <svg:desc>CAUSE.F49:CAUSE.F68</svg:desc>
                </draw:g>
              </table:table-cell>
              <table:table-cell office:value-type="float" office:value="NaN">
                <text:p>NaN</text:p>
                <draw:g>
                  <svg:desc>CAUSE.G49:CAUSE.G68</svg:desc>
                </draw:g>
              </table:table-cell>
              <table:table-cell office:value-type="float" office:value="NaN">
                <text:p>NaN</text:p>
                <draw:g>
                  <svg:desc>CAUSE.H49:CAUSE.H6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483">
                <text:p>6483</text:p>
              </table:table-cell>
              <table:table-cell office:value-type="float" office:value="0.0126">
                <text:p>0.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2">
                <text:p>0.0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50">
                <text:p>3050</text:p>
              </table:table-cell>
              <table:table-cell office:value-type="float" office:value="0.0197">
                <text:p>0.0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1">
                <text:p>0.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84">
                <text:p>1884</text:p>
              </table:table-cell>
              <table:table-cell office:value-type="float" office:value="0.0271">
                <text:p>0.0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9">
                <text:p>0.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17">
                <text:p>1317</text:p>
              </table:table-cell>
              <table:table-cell office:value-type="float" office:value="0.0334">
                <text:p>0.0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54888507718696">
                <text:p>0.054888507718696</text:p>
              </table:table-cell>
              <table:table-cell office:value-type="float" office:value="0.050600343053173">
                <text:p>0.050600343053173</text:p>
              </table:table-cell>
              <table:table-cell office:value-type="float" office:value="0.004288164665523">
                <text:p>0.00428816466552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58394160583942">
                <text:p>0.058394160583942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05213764337852">
                <text:p>0.00521376433785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64087061668682">
                <text:p>0.06408706166868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06045949214027">
                <text:p>0.0060459492140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67307692307692">
                <text:p>0.067307692307692</text:p>
              </table:table-cell>
              <table:table-cell office:value-type="float" office:value="0.061813186813187">
                <text:p>0.061813186813187</text:p>
              </table:table-cell>
              <table:table-cell office:value-type="float" office:value="0.005494505494506">
                <text:p>0.00549450549450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69444444444445">
                <text:p>0.069444444444445</text:p>
              </table:table-cell>
              <table:table-cell office:value-type="float" office:value="0.063271604938272">
                <text:p>0.063271604938272</text:p>
              </table:table-cell>
              <table:table-cell office:value-type="float" office:value="0.006172839506173">
                <text:p>0.00617283950617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75306479859895">
                <text:p>0.075306479859895</text:p>
              </table:table-cell>
              <table:table-cell office:value-type="float" office:value="0.06830122591944">
                <text:p>0.06830122591944</text:p>
              </table:table-cell>
              <table:table-cell office:value-type="float" office:value="0.007005253940455">
                <text:p>0.007005253940455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77669902912621">
                <text:p>0.077669902912621</text:p>
              </table:table-cell>
              <table:table-cell office:value-type="float" office:value="0.071844660194175">
                <text:p>0.071844660194175</text:p>
              </table:table-cell>
              <table:table-cell office:value-type="float" office:value="0.005825242718447">
                <text:p>0.005825242718447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82978723404255">
                <text:p>0.082978723404255</text:p>
              </table:table-cell>
              <table:table-cell office:value-type="float" office:value="0.076595744680851">
                <text:p>0.076595744680851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90047393364929">
                <text:p>0.090047393364929</text:p>
              </table:table-cell>
              <table:table-cell office:value-type="float" office:value="0.085308056872038">
                <text:p>0.085308056872038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90673575129534">
                <text:p>0.090673575129534</text:p>
              </table:table-cell>
              <table:table-cell office:value-type="float" office:value="0.088082901554404">
                <text:p>0.088082901554404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94285714285714">
                <text:p>0.094285714285714</text:p>
              </table:table-cell>
              <table:table-cell office:value-type="float" office:value="0.091428571428572">
                <text:p>0.091428571428572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96273291925466">
                <text:p>0.096273291925466</text:p>
              </table:table-cell>
              <table:table-cell office:value-type="float" office:value="0.093167701863354">
                <text:p>0.093167701863354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">
                <text:p>0</text:p>
              </table:table-cell>
              <table:table-cell office:value-type="float" office:value="0.0471380471380471">
                <text:p>0.0471380471380471</text:p>
              </table:table-cell>
              <table:table-cell office:value-type="float" office:value="0.0471380471380471">
                <text:p>0.0471380471380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92592592592593">
                <text:p>0.092592592592593</text:p>
              </table:table-cell>
              <table:table-cell office:value-type="float" office:value="0.092592592592593">
                <text:p>0.092592592592593</text:p>
              </table:table-cell>
              <table:table-cell office:value-type="float" office:value="0">
                <text:p>0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axial" draw:start="100%" draw:end="0%" draw:angle="0" draw:border="0%"/>
    <draw:opacity draw:name="ChartTransparencyGradient_20_3" draw:display-name="ChartTransparencyGradient 3" draw:style="radial" draw:cx="50%" draw:cy="50%" draw:start="100%" draw:end="0%" draw:border="0%"/>
    <draw:opacity draw:name="ChartTransparencyGradient_20_4" draw:display-name="ChartTransparencyGradient 4" draw:style="ellipsoid" draw:cx="50%" draw:cy="50%" draw:start="100%" draw:end="0%" draw:angle="0" draw:border="0%"/>
    <draw:opacity draw:name="ChartTransparencyGradient_20_5" draw:display-name="ChartTransparencyGradient 5" draw:style="square" draw:cx="50%" draw:cy="50%" draw:start="100%" draw:end="0%" draw:angle="0" draw:border="0%"/>
    <draw:opacity draw:name="ChartTransparencyGradient_20_6" draw:display-name="ChartTransparencyGradient 6" draw:style="rectangular" draw:cx="50%" draw:cy="50%" draw:start="100%" draw:end="0%" draw:angle="0" draw:border="0%"/>
    <draw:stroke-dash draw:name="ChartDash_20_1" draw:display-name="ChartDash 1" draw:style="rect" draw:dots1="1" draw:dots1-length="1100%" draw:dots2="1" draw:dots2-length="1100%" draw:distance="500%"/>
    <draw:stroke-dash draw:name="ChartDash_20_2" draw:display-name="ChartDash 2" draw:style="rect" draw:dots1="1" draw:dots1-length="600%" draw:distance="300%"/>
    <draw:stroke-dash draw:name="ChartDash_20_3" draw:display-name="ChartDash 3" draw:style="rect" draw:dots1="1" draw:dots1-length="197%" draw:distance="127%"/>
    <draw:stroke-dash draw:name="ChartDash_20_4" draw:display-name="ChartDash 4" draw:style="rect" draw:dots1="1" draw:dots1-length="100%" draw:distance="100%"/>
    <draw:stroke-dash draw:name="ChartDash_20_5" draw:display-name="ChartDash 5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5" svg:stroke-width="0.08cm" svg:stroke-color="#355269" draw:fill-color="#35526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="dash" draw:stroke-dash="ChartDash_20_5" svg:stroke-width="0.08cm" svg:stroke-color="#127622" draw:fill-color="#127622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92cm" svg:y="2.707cm" style:legend-expansion="high" chart:style-name="ch2"/>
        <chart:plot-area chart:style-name="ch3" table:cell-range-address="CONSERVE.A48:CONSERVE.H68" chart:data-source-has-labels="both" svg:x="0.32cm" svg:y="0.18cm" svg:width="12.052cm" svg:height="8.64cm">
          <chartooo:coordinate-region svg:x="1.735cm" svg:y="0.38cm" svg:width="9.353cm" svg:height="7.793cm"/>
          <chart:axis chart:dimension="x" chart:name="primary-x" chart:style-name="ch4" chartooo:axis-type="auto">
            <chartooo:date-scale/>
            <chart:categories table:cell-range-address="CONSERVE.A49:CONSERVE.A6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ONSERVE.B49:CONSERVE.B68" chart:label-cell-address="CONSERVE.B48:CONSERVE.B48" chart:class="chart:line">
            <chart:data-point chart:repeated="20"/>
          </chart:series>
          <chart:series chart:attached-axis="primary-y" chart:style-name="ch9" chart:values-cell-range-address="CONSERVE.C49:CONSERVE.C68" chart:label-cell-address="CONSERVE.C48:CONSERVE.C48" chart:class="chart:line">
            <chart:data-point chart:repeated="20"/>
          </chart:series>
          <chart:series chart:attached-axis="primary-y" chart:style-name="ch10" chart:values-cell-range-address="CONSERVE.D49:CONSERVE.D68" chart:label-cell-address="CONSERVE.D48:CONSERVE.D48" chart:class="chart:line">
            <chart:data-point chart:repeated="20"/>
          </chart:series>
          <chart:series chart:attached-axis="primary-y" chart:style-name="ch11" chart:values-cell-range-address="CONSERVE.E49:CONSERVE.E68" chart:label-cell-address="CONSERVE.E48:CONSERVE.E48" chart:class="chart:line">
            <chart:data-point chart:repeated="20"/>
          </chart:series>
          <chart:series chart:attached-axis="primary-y" chart:style-name="ch12" chart:values-cell-range-address="CONSERVE.F49:CONSERVE.F68" chart:label-cell-address="CONSERVE.F48:CONSERVE.F48" chart:class="chart:line">
            <chart:data-point chart:repeated="20"/>
          </chart:series>
          <chart:series chart:attached-axis="primary-y" chart:style-name="ch13" chart:values-cell-range-address="CONSERVE.G49:CONSERVE.G68" chart:label-cell-address="CONSERVE.G48:CONSERVE.G48" chart:class="chart:line">
            <chart:data-point chart:repeated="20"/>
          </chart:series>
          <chart:series chart:attached-axis="primary-y" chart:style-name="ch14" chart:values-cell-range-address="CONSERVE.H49:CONSERVE.H68" chart:label-cell-address="CONSERVE.H48:CONSERVE.H48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ONSERVE.B48:CONSERVE.B48</svg:desc>
                </draw:g>
              </table:table-cell>
              <table:table-cell office:value-type="string">
                <text:p>ECA1</text:p>
                <draw:g>
                  <svg:desc>CONSERVE.C48:CONSERVE.C48</svg:desc>
                </draw:g>
              </table:table-cell>
              <table:table-cell office:value-type="string">
                <text:p>GECA1</text:p>
                <draw:g>
                  <svg:desc>CONSERVE.D48:CONSERVE.D48</svg:desc>
                </draw:g>
              </table:table-cell>
              <table:table-cell office:value-type="string">
                <text:p>DECA1</text:p>
                <draw:g>
                  <svg:desc>CONSERVE.E48:CONSERVE.E48</svg:desc>
                </draw:g>
              </table:table-cell>
              <table:table-cell office:value-type="string">
                <text:p>ECA2</text:p>
                <draw:g>
                  <svg:desc>CONSERVE.F48:CONSERVE.F48</svg:desc>
                </draw:g>
              </table:table-cell>
              <table:table-cell office:value-type="string">
                <text:p>GECA2</text:p>
                <draw:g>
                  <svg:desc>CONSERVE.G48:CONSERVE.G48</svg:desc>
                </draw:g>
              </table:table-cell>
              <table:table-cell office:value-type="string">
                <text:p>DECA2</text:p>
                <draw:g>
                  <svg:desc>CONSERVE.H48:CONSERVE.H4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NSERVE.A49:CONSERVE.A68</svg:desc>
                </draw:g>
              </table:table-cell>
              <table:table-cell office:value-type="float" office:value="25682">
                <text:p>25682</text:p>
                <draw:g>
                  <svg:desc>CONSERVE.B49:CONSERVE.B68</svg:desc>
                </draw:g>
              </table:table-cell>
              <table:table-cell office:value-type="float" office:value="0.0483">
                <text:p>0.0483</text:p>
                <draw:g>
                  <svg:desc>CONSERVE.C49:CONSERVE.C68</svg:desc>
                </draw:g>
              </table:table-cell>
              <table:table-cell office:value-type="float" office:value="NaN">
                <text:p>NaN</text:p>
                <draw:g>
                  <svg:desc>CONSERVE.D49:CONSERVE.D68</svg:desc>
                </draw:g>
              </table:table-cell>
              <table:table-cell office:value-type="float" office:value="NaN">
                <text:p>NaN</text:p>
                <draw:g>
                  <svg:desc>CONSERVE.E49:CONSERVE.E68</svg:desc>
                </draw:g>
              </table:table-cell>
              <table:table-cell office:value-type="float" office:value="0.0086">
                <text:p>0.0086</text:p>
                <draw:g>
                  <svg:desc>CONSERVE.F49:CONSERVE.F68</svg:desc>
                </draw:g>
              </table:table-cell>
              <table:table-cell office:value-type="float" office:value="NaN">
                <text:p>NaN</text:p>
                <draw:g>
                  <svg:desc>CONSERVE.G49:CONSERVE.G68</svg:desc>
                </draw:g>
              </table:table-cell>
              <table:table-cell office:value-type="float" office:value="NaN">
                <text:p>NaN</text:p>
                <draw:g>
                  <svg:desc>CONSERVE.H49:CONSERVE.H6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483">
                <text:p>6483</text:p>
              </table:table-cell>
              <table:table-cell office:value-type="float" office:value="0.0972">
                <text:p>0.0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">
                <text:p>0.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50">
                <text:p>3050</text:p>
              </table:table-cell>
              <table:table-cell office:value-type="float" office:value="0.1544">
                <text:p>0.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2">
                <text:p>0.0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84">
                <text:p>1884</text:p>
              </table:table-cell>
              <table:table-cell office:value-type="float" office:value="0.198">
                <text:p>0.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17">
                <text:p>1317</text:p>
              </table:table-cell>
              <table:table-cell office:value-type="float" office:value="0.2346">
                <text:p>0.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35934819897084">
                <text:p>0.35934819897084</text:p>
              </table:table-cell>
              <table:table-cell office:value-type="float" office:value="0.330188679245283">
                <text:p>0.330188679245283</text:p>
              </table:table-cell>
              <table:table-cell office:value-type="float" office:value="0.022298456260721">
                <text:p>0.022298456260721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01715265866209">
                <text:p>0.0017152658662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389989572471324">
                <text:p>0.389989572471324</text:p>
              </table:table-cell>
              <table:table-cell office:value-type="float" office:value="0.361835245046924">
                <text:p>0.361835245046924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51094890510949">
                <text:p>0.051094890510949</text:p>
              </table:table-cell>
              <table:table-cell office:value-type="float" office:value="0.00104275286757">
                <text:p>0.0010427528675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411124546553809">
                <text:p>0.411124546553809</text:p>
              </table:table-cell>
              <table:table-cell office:value-type="float" office:value="0.383313180169287">
                <text:p>0.383313180169287</text:p>
              </table:table-cell>
              <table:table-cell office:value-type="float" office:value="0.022974607013301">
                <text:p>0.022974607013301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55622732769045">
                <text:p>0.055622732769045</text:p>
              </table:table-cell>
              <table:table-cell office:value-type="float" office:value="0.001209189842805">
                <text:p>0.0012091898428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434065934065934">
                <text:p>0.434065934065934</text:p>
              </table:table-cell>
              <table:table-cell office:value-type="float" office:value="0.406593406593407">
                <text:p>0.406593406593407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54945054945055">
                <text:p>0.054945054945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447530864197531">
                <text:p>0.447530864197531</text:p>
              </table:table-cell>
              <table:table-cell office:value-type="float" office:value="0.41820987654321">
                <text:p>0.41820987654321</text:p>
              </table:table-cell>
              <table:table-cell office:value-type="float" office:value="0.023148148148148">
                <text:p>0.023148148148148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52469135802469">
                <text:p>0.052469135802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469352014010508">
                <text:p>0.469352014010508</text:p>
              </table:table-cell>
              <table:table-cell office:value-type="float" office:value="0.439579684763573">
                <text:p>0.439579684763573</text:p>
              </table:table-cell>
              <table:table-cell office:value-type="float" office:value="0.02276707530648">
                <text:p>0.02276707530648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56042031523643">
                <text:p>0.056042031523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485436893203883">
                <text:p>0.485436893203883</text:p>
              </table:table-cell>
              <table:table-cell office:value-type="float" office:value="0.45631067961165">
                <text:p>0.45631067961165</text:p>
              </table:table-cell>
              <table:table-cell office:value-type="float" office:value="0.023300970873787">
                <text:p>0.023300970873787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58252427184466">
                <text:p>0.058252427184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48936170212766">
                <text:p>0.48936170212766</text:p>
              </table:table-cell>
              <table:table-cell office:value-type="float" office:value="0.459574468085106">
                <text:p>0.459574468085106</text:p>
              </table:table-cell>
              <table:table-cell office:value-type="float" office:value="0.025531914893617">
                <text:p>0.025531914893617</text:p>
              </table:table-cell>
              <table:table-cell office:value-type="float" office:value="0.063829787234043">
                <text:p>0.063829787234043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485781990521327">
                <text:p>0.485781990521327</text:p>
              </table:table-cell>
              <table:table-cell office:value-type="float" office:value="0.457345971563981">
                <text:p>0.457345971563981</text:p>
              </table:table-cell>
              <table:table-cell office:value-type="float" office:value="0.026066350710901">
                <text:p>0.026066350710901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479274611398964">
                <text:p>0.479274611398964</text:p>
              </table:table-cell>
              <table:table-cell office:value-type="float" office:value="0.455958549222798">
                <text:p>0.455958549222798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491428571428571">
                <text:p>0.491428571428571</text:p>
              </table:table-cell>
              <table:table-cell office:value-type="float" office:value="0.465714285714286">
                <text:p>0.465714285714286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496894409937888">
                <text:p>0.496894409937888</text:p>
              </table:table-cell>
              <table:table-cell office:value-type="float" office:value="0.468944099378882">
                <text:p>0.468944099378882</text:p>
              </table:table-cell>
              <table:table-cell office:value-type="float" office:value="0.024844720496895">
                <text:p>0.024844720496895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501683501683502">
                <text:p>0.501683501683502</text:p>
              </table:table-cell>
              <table:table-cell office:value-type="float" office:value="0.471380471380471">
                <text:p>0.471380471380471</text:p>
              </table:table-cell>
              <table:table-cell office:value-type="float" office:value="0.0269360269360269">
                <text:p>0.0269360269360269</text:p>
              </table:table-cell>
              <table:table-cell office:value-type="float" office:value="0.0774410774410775">
                <text:p>0.0774410774410775</text:p>
              </table:table-cell>
              <table:table-cell office:value-type="float" office:value="0.0774410774410775">
                <text:p>0.077441077441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5">
                <text:p>0.5</text:p>
              </table:table-cell>
              <table:table-cell office:value-type="float" office:value="0.47037037037037">
                <text:p>0.47037037037037</text:p>
              </table:table-cell>
              <table:table-cell office:value-type="float" office:value="0.0259259259259259">
                <text:p>0.0259259259259259</text:p>
              </table:table-cell>
              <table:table-cell office:value-type="float" office:value="0.0777777777777778">
                <text:p>0.0777777777777778</text:p>
              </table:table-cell>
              <table:table-cell office:value-type="float" office:value="0.0777777777777778">
                <text:p>0.077777777777777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2" draw:dots2="1" draw:dots2-length="0.203cm" draw:distance="0.203cm"/>
    <draw:stroke-dash draw:name="ChartDash_20_4" draw:display-name="ChartDash 4" draw:style="rect" draw:dots1="1" draw:dots1-length="0.051cm" draw:dots2="1" draw:dots2-length="0.051cm" draw:distance="0.051cm"/>
    <draw:stroke-dash draw:name="ChartDash_20_5" draw:display-name="ChartDash 5" draw:style="rect" draw:dots1="2" draw:dots1-length="0.051cm" draw:dots2="3" draw:dots2-length="0.254cm" draw:distance="0.127cm"/>
  </office:styles>
</office:document-styles>
</file>